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135800" table:style-name="ce7">
            <text:p>10.135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026000" table:style-name="ce9">
            <text:p>14.026.000</text:p>
          </table:table-cell>
          <table:table-cell office:value-type="float" office:value="13777435" table:style-name="ce9">
            <text:p>13.777.435</text:p>
          </table:table-cell>
          <table:table-cell office:value-type="percentage" office:value="0.98227826892913161" table:style-name="ce10">
            <text:p>98,2%</text:p>
          </table:table-cell>
          <table:table-cell office:value-type="float" office:value="6891627" table:style-name="ce8">
            <text:p>6.891.627</text:p>
          </table:table-cell>
          <table:table-cell office:value-type="float" office:value="6786350" table:style-name="ce8">
            <text:p>6.786.350</text:p>
          </table:table-cell>
          <table:table-cell office:value-type="float" office:value="857055" table:style-name="ce8">
            <text:p>857.055</text:p>
          </table:table-cell>
          <table:table-cell office:value-type="date" office:date-value="2021-11-30T00:00:00" table:style-name="ce11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288016" table:style-name="ce14">
            <text:p>2.288.016</text:p>
          </table:table-cell>
          <table:table-cell office:value-type="float" office:value="2157820" table:style-name="ce14">
            <text:p>2.157.820</text:p>
          </table:table-cell>
          <table:table-cell office:value-type="percentage" office:value="0.94309655177236518" table:style-name="ce15">
            <text:p>94,3%</text:p>
          </table:table-cell>
          <table:table-cell office:value-type="float" office:value="1073061" table:style-name="ce13">
            <text:p>1.073.061</text:p>
          </table:table-cell>
          <table:table-cell office:value-type="float" office:value="1055002" table:style-name="ce13">
            <text:p>1.055.002</text:p>
          </table:table-cell>
          <table:table-cell office:value-type="float" office:value="157705" table:style-name="ce13">
            <text:p>157.705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44359" table:style-name="ce14">
            <text:p>1.844.359</text:p>
          </table:table-cell>
          <table:table-cell office:value-type="percentage" office:value="0.97813622827928737" table:style-name="ce15">
            <text:p>97,8%</text:p>
          </table:table-cell>
          <table:table-cell office:value-type="float" office:value="875101" table:style-name="ce13">
            <text:p>875.101</text:p>
          </table:table-cell>
          <table:table-cell office:value-type="float" office:value="867163" table:style-name="ce13">
            <text:p>867.163</text:p>
          </table:table-cell>
          <table:table-cell office:value-type="float" office:value="176632" table:style-name="ce13">
            <text:p>176.632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7130" table:style-name="ce13">
            <text:p>57.130</text:p>
          </table:table-cell>
          <table:table-cell office:value-type="float" office:value="1936484" table:style-name="ce14">
            <text:p>1.936.484</text:p>
          </table:table-cell>
          <table:table-cell office:value-type="float" office:value="1730682" table:style-name="ce14">
            <text:p>1.730.682</text:p>
          </table:table-cell>
          <table:table-cell office:value-type="percentage" office:value="0.89372388307881712" table:style-name="ce15">
            <text:p>89,4%</text:p>
          </table:table-cell>
          <table:table-cell office:value-type="float" office:value="868933" table:style-name="ce13">
            <text:p>868.933</text:p>
          </table:table-cell>
          <table:table-cell office:value-type="float" office:value="851199" table:style-name="ce13">
            <text:p>851.199</text:p>
          </table:table-cell>
          <table:table-cell office:value-type="float" office:value="107522" table:style-name="ce13">
            <text:p>107.522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326155" table:style-name="ce14">
            <text:p>3.326.155</text:p>
          </table:table-cell>
          <table:table-cell office:value-type="percentage" office:value="0.93240125585176459" table:style-name="ce15">
            <text:p>93,2%</text:p>
          </table:table-cell>
          <table:table-cell office:value-type="float" office:value="1693552" table:style-name="ce13">
            <text:p>1.693.552</text:p>
          </table:table-cell>
          <table:table-cell office:value-type="float" office:value="1650365" table:style-name="ce13">
            <text:p>1.650.365</text:p>
          </table:table-cell>
          <table:table-cell office:value-type="float" office:value="156124" table:style-name="ce13">
            <text:p>156.124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85545" table:style-name="ce14">
            <text:p>1.085.545</text:p>
          </table:table-cell>
          <table:table-cell office:value-type="float" office:value="1002600" table:style-name="ce14">
            <text:p>1.002.600</text:p>
          </table:table-cell>
          <table:table-cell office:value-type="percentage" office:value="0.92359137576056272" table:style-name="ce15">
            <text:p>92,4%</text:p>
          </table:table-cell>
          <table:table-cell office:value-type="float" office:value="485538" table:style-name="ce13">
            <text:p>485.538</text:p>
          </table:table-cell>
          <table:table-cell office:value-type="float" office:value="480044" table:style-name="ce13">
            <text:p>480.044</text:p>
          </table:table-cell>
          <table:table-cell office:value-type="float" office:value="81067" table:style-name="ce13">
            <text:p>81.067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735" table:style-name="ce7">
            <text:p>3.867.735</text:p>
          </table:table-cell>
          <table:table-cell office:value-type="float" office:value="410000" table:style-name="ce7">
            <text:p>410.000</text:p>
          </table:table-cell>
          <table:table-cell office:value-type="float" office:value="466170" table:style-name="ce7">
            <text:p>466.170</text:p>
          </table:table-cell>
          <table:table-cell office:value-type="float" office:value="98120" table:style-name="ce13">
            <text:p>98.120</text:p>
          </table:table-cell>
          <table:table-cell office:value-type="float" office:value="4842025" table:style-name="ce14">
            <text:p>4.842.025</text:p>
          </table:table-cell>
          <table:table-cell office:value-type="float" office:value="4126402" table:style-name="ce14">
            <text:p>4.126.402</text:p>
          </table:table-cell>
          <table:table-cell office:value-type="percentage" office:value="0.85220584362947316" table:style-name="ce15">
            <text:p>85,2%</text:p>
          </table:table-cell>
          <table:table-cell office:value-type="float" office:value="2014480" table:style-name="ce13">
            <text:p>2.014.480</text:p>
          </table:table-cell>
          <table:table-cell office:value-type="float" office:value="1977920" table:style-name="ce13">
            <text:p>1.977.920</text:p>
          </table:table-cell>
          <table:table-cell office:value-type="float" office:value="368922" table:style-name="ce13">
            <text:p>368.922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61545" table:style-name="ce7">
            <text:p>2.461.54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33650" table:style-name="ce14">
            <text:p>3.433.650</text:p>
          </table:table-cell>
          <table:table-cell office:value-type="float" office:value="3271968" table:style-name="ce14">
            <text:p>3.271.968</text:p>
          </table:table-cell>
          <table:table-cell office:value-type="percentage" office:value="0.95291249836180159" table:style-name="ce15">
            <text:p>95,3%</text:p>
          </table:table-cell>
          <table:table-cell office:value-type="float" office:value="1631030" table:style-name="ce13">
            <text:p>1.631.030</text:p>
          </table:table-cell>
          <table:table-cell office:value-type="float" office:value="1570376" table:style-name="ce13">
            <text:p>1.570.376</text:p>
          </table:table-cell>
          <table:table-cell office:value-type="float" office:value="242478" table:style-name="ce13">
            <text:p>242.478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804900" table:style-name="ce7">
            <text:p>1.8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164030" table:style-name="ce14">
            <text:p>12.164.030</text:p>
          </table:table-cell>
          <table:table-cell office:value-type="float" office:value="11884306" table:style-name="ce14">
            <text:p>11.884.306</text:p>
          </table:table-cell>
          <table:table-cell office:value-type="percentage" office:value="0.97700400278526112" table:style-name="ce15">
            <text:p>97,7%</text:p>
          </table:table-cell>
          <table:table-cell office:value-type="float" office:value="6050887" table:style-name="ce13">
            <text:p>6.050.887</text:p>
          </table:table-cell>
          <table:table-cell office:value-type="float" office:value="5913832" table:style-name="ce13">
            <text:p>5.913.832</text:p>
          </table:table-cell>
          <table:table-cell office:value-type="float" office:value="654032" table:style-name="ce13">
            <text:p>654.032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6230317888448347" table:style-name="ce15">
            <text:p>96,2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4190" table:style-name="ce7">
            <text:p>214.190</text:p>
          </table:table-cell>
          <table:table-cell office:value-type="float" office:value="185700" table:style-name="ce7">
            <text:p>185.700</text:p>
          </table:table-cell>
          <table:table-cell office:value-type="float" office:value="49905" table:style-name="ce13">
            <text:p>49.905</text:p>
          </table:table-cell>
          <table:table-cell office:value-type="float" office:value="1827550" table:style-name="ce14">
            <text:p>1.827.550</text:p>
          </table:table-cell>
          <table:table-cell office:value-type="float" office:value="1865698" table:style-name="ce14">
            <text:p>1.865.698</text:p>
          </table:table-cell>
          <table:table-cell office:value-type="percentage" office:value="1.0208738475007524" table:style-name="ce15">
            <text:p>102,1%</text:p>
          </table:table-cell>
          <table:table-cell office:value-type="float" office:value="901664" table:style-name="ce13">
            <text:p>901.664</text:p>
          </table:table-cell>
          <table:table-cell office:value-type="float" office:value="888055" table:style-name="ce13">
            <text:p>888.055</text:p>
          </table:table-cell>
          <table:table-cell office:value-type="float" office:value="167810" table:style-name="ce13">
            <text:p>167.810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818514" table:style-name="ce14">
            <text:p>4.818.514</text:p>
          </table:table-cell>
          <table:table-cell office:value-type="percentage" office:value="0.94331234892804128" table:style-name="ce15">
            <text:p>94,3%</text:p>
          </table:table-cell>
          <table:table-cell office:value-type="float" office:value="2317784" table:style-name="ce13">
            <text:p>2.317.784</text:p>
          </table:table-cell>
          <table:table-cell office:value-type="float" office:value="2296629" table:style-name="ce13">
            <text:p>2.296.629</text:p>
          </table:table-cell>
          <table:table-cell office:value-type="float" office:value="415376" table:style-name="ce13">
            <text:p>415.376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1705" table:style-name="ce14">
            <text:p>531.705</text:p>
          </table:table-cell>
          <table:table-cell office:value-type="percentage" office:value="0.95406465041584054" table:style-name="ce15">
            <text:p>95,4%</text:p>
          </table:table-cell>
          <table:table-cell office:value-type="float" office:value="262003" table:style-name="ce13">
            <text:p>262.003</text:p>
          </table:table-cell>
          <table:table-cell office:value-type="float" office:value="257301" table:style-name="ce13">
            <text:p>257.301</text:p>
          </table:table-cell>
          <table:table-cell office:value-type="float" office:value="48106" table:style-name="ce13">
            <text:p>48.106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593977" table:style-name="ce14">
            <text:p>10.593.977</text:p>
          </table:table-cell>
          <table:table-cell office:value-type="percentage" office:value="0.97847443921627664" table:style-name="ce15">
            <text:p>97,8%</text:p>
          </table:table-cell>
          <table:table-cell office:value-type="float" office:value="5412328" table:style-name="ce13">
            <text:p>5.412.328</text:p>
          </table:table-cell>
          <table:table-cell office:value-type="float" office:value="5293849" table:style-name="ce13">
            <text:p>5.293.849</text:p>
          </table:table-cell>
          <table:table-cell office:value-type="float" office:value="612000" table:style-name="ce13">
            <text:p>612.000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06659" table:style-name="ce14">
            <text:p>2.406.659</text:p>
          </table:table-cell>
          <table:table-cell office:value-type="percentage" office:value="0.9599086621396592" table:style-name="ce15">
            <text:p>96,0%</text:p>
          </table:table-cell>
          <table:table-cell office:value-type="float" office:value="1202997" table:style-name="ce13">
            <text:p>1.202.997</text:p>
          </table:table-cell>
          <table:table-cell office:value-type="float" office:value="1174205" table:style-name="ce13">
            <text:p>1.174.205</text:p>
          </table:table-cell>
          <table:table-cell office:value-type="float" office:value="159464" table:style-name="ce13">
            <text:p>159.464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81208" table:style-name="ce14">
            <text:p>1.081.208</text:p>
          </table:table-cell>
          <table:table-cell office:value-type="percentage" office:value="0.96849893628932926" table:style-name="ce15">
            <text:p>96,8%</text:p>
          </table:table-cell>
          <table:table-cell office:value-type="float" office:value="532126" table:style-name="ce13">
            <text:p>532.126</text:p>
          </table:table-cell>
          <table:table-cell office:value-type="float" office:value="524883" table:style-name="ce13">
            <text:p>524.883</text:p>
          </table:table-cell>
          <table:table-cell office:value-type="float" office:value="94124" table:style-name="ce13">
            <text:p>94.124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74280" table:style-name="ce14">
            <text:p>3.674.280</text:p>
          </table:table-cell>
          <table:table-cell office:value-type="percentage" office:value="0.9619163557824465" table:style-name="ce15">
            <text:p>96,2%</text:p>
          </table:table-cell>
          <table:table-cell office:value-type="float" office:value="1825833" table:style-name="ce13">
            <text:p>1.825.833</text:p>
          </table:table-cell>
          <table:table-cell office:value-type="float" office:value="1793695" table:style-name="ce13">
            <text:p>1.793.695</text:p>
          </table:table-cell>
          <table:table-cell office:value-type="float" office:value="295480" table:style-name="ce13">
            <text:p>295.480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1772" table:style-name="ce14">
            <text:p>121.772</text:p>
          </table:table-cell>
          <table:table-cell office:value-type="percentage" office:value="0.85619265248725607" table:style-name="ce15">
            <text:p>85,6%</text:p>
          </table:table-cell>
          <table:table-cell office:value-type="float" office:value="63313" table:style-name="ce13">
            <text:p>63.313</text:p>
          </table:table-cell>
          <table:table-cell office:value-type="float" office:value="60741" table:style-name="ce13">
            <text:p>60.741</text:p>
          </table:table-cell>
          <table:table-cell office:value-type="float" office:value="5863" table:style-name="ce13">
            <text:p>5.863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0717" table:style-name="ce14">
            <text:p>110.717</text:p>
          </table:table-cell>
          <table:table-cell office:value-type="percentage" office:value="0.7846704464918498" table:style-name="ce15">
            <text:p>78,5%</text:p>
          </table:table-cell>
          <table:table-cell office:value-type="float" office:value="60251" table:style-name="ce13">
            <text:p>60.251</text:p>
          </table:table-cell>
          <table:table-cell office:value-type="float" office:value="57781" table:style-name="ce13">
            <text:p>57.781</text:p>
          </table:table-cell>
          <table:table-cell office:value-type="float" office:value="3657" table:style-name="ce13">
            <text:p>3.657</text:p>
          </table:table-cell>
          <table:table-cell office:value-type="date" office:date-value="2021-11-30T00:00:00" table:style-name="ce17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770" table:style-name="ce14">
            <text:p>7.770</text:p>
          </table:table-cell>
          <table:table-cell office:value-type="percentage" office:value="0.78366111951588502" table:style-name="ce15">
            <text:p>78,4%</text:p>
          </table:table-cell>
          <table:table-cell office:value-type="float" office:value="5952" table:style-name="ce13">
            <text:p>5.952</text:p>
          </table:table-cell>
          <table:table-cell office:value-type="float" office:value="5633" table:style-name="ce13">
            <text:p>5.633</text:p>
          </table:table-cell>
          <table:table-cell office:value-type="float" office:value="5" table:style-name="ce13">
            <text:p>5</text:p>
          </table:table-cell>
          <table:table-cell office:value-type="date" office:date-value="2021-11-30T00:00:00" table:style-name="ce17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7578157" table:style-name="ce19">
            <text:p>57.578.157</text:p>
          </table:table-cell>
          <table:table-cell office:value-type="float" office:value="11203720" table:style-name="ce20">
            <text:p>11.203.720</text:p>
          </table:table-cell>
          <table:table-cell office:value-type="float" office:value="9051420" table:style-name="ce21">
            <text:p>9.051.420</text:p>
          </table:table-cell>
          <table:table-cell office:value-type="float" office:value="2152440" table:style-name="ce22">
            <text:p>2.152.440</text:p>
          </table:table-cell>
          <table:table-cell office:value-type="float" office:value="79985737" table:style-name="ce23">
            <text:p>79.985.737</text:p>
          </table:table-cell>
          <table:table-cell office:value-type="float" office:value="76680144" table:style-name="ce23">
            <text:p>76.680.144</text:p>
          </table:table-cell>
          <table:table-cell office:value-type="percentage" office:value="0.95867271936245335" table:style-name="ce24">
            <text:p>95,9%</text:p>
          </table:table-cell>
          <table:table-cell office:value-type="float" office:value="38356928" table:style-name="ce23">
            <text:p>38.356.928</text:p>
          </table:table-cell>
          <table:table-cell office:value-type="float" office:value="37624032" table:style-name="ce23">
            <text:p>37.624.032</text:p>
          </table:table-cell>
          <table:table-cell office:value-type="float" office:value="5109834" table:style-name="ce23">
            <text:p>5.109.83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91627" table:style-name="ce31">
            <text:p>6.891.627</text:p>
          </table:table-cell>
          <table:table-cell office:value-type="percentage" office:value="0.92480543748469368" table:style-name="ce32">
            <text:p>92,5%</text:p>
          </table:table-cell>
          <table:table-cell office:value-type="float" office:value="6786350" table:style-name="ce31">
            <text:p>6.786.350</text:p>
          </table:table-cell>
          <table:table-cell office:value-type="percentage" office:value="0.91067804172719313" table:style-name="ce32">
            <text:p>91,1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3061" table:style-name="ce31">
            <text:p>1.073.061</text:p>
          </table:table-cell>
          <table:table-cell office:value-type="percentage" office:value="0.90543432219478981" table:style-name="ce32">
            <text:p>90,5%</text:p>
          </table:table-cell>
          <table:table-cell office:value-type="float" office:value="1055002" table:style-name="ce31">
            <text:p>1.055.002</text:p>
          </table:table-cell>
          <table:table-cell office:value-type="percentage" office:value="0.89019638285628455" table:style-name="ce32">
            <text:p>89,0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101" table:style-name="ce31">
            <text:p>875.101</text:p>
          </table:table-cell>
          <table:table-cell office:value-type="percentage" office:value="0.93701220759224224" table:style-name="ce32">
            <text:p>93,7%</text:p>
          </table:table-cell>
          <table:table-cell office:value-type="float" office:value="867163" table:style-name="ce31">
            <text:p>867.163</text:p>
          </table:table-cell>
          <table:table-cell office:value-type="percentage" office:value="0.92851261394091833" table:style-name="ce32">
            <text:p>92,9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8933" table:style-name="ce31">
            <text:p>868.933</text:p>
          </table:table-cell>
          <table:table-cell office:value-type="percentage" office:value="0.83965669018337619" table:style-name="ce32">
            <text:p>84,0%</text:p>
          </table:table-cell>
          <table:table-cell office:value-type="float" office:value="851199" table:style-name="ce31">
            <text:p>851.199</text:p>
          </table:table-cell>
          <table:table-cell office:value-type="percentage" office:value="0.82252018858462006" table:style-name="ce32">
            <text:p>82,3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3552" table:style-name="ce31">
            <text:p>1.693.552</text:p>
          </table:table-cell>
          <table:table-cell office:value-type="percentage" office:value="0.86371606314649219" table:style-name="ce32">
            <text:p>86,4%</text:p>
          </table:table-cell>
          <table:table-cell office:value-type="float" office:value="1650365" table:style-name="ce31">
            <text:p>1.650.365</text:p>
          </table:table-cell>
          <table:table-cell office:value-type="percentage" office:value="0.84169057729243657" table:style-name="ce32">
            <text:p>84,2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5538" table:style-name="ce31">
            <text:p>485.538</text:p>
          </table:table-cell>
          <table:table-cell office:value-type="percentage" office:value="0.92637471452529629" table:style-name="ce32">
            <text:p>92,6%</text:p>
          </table:table-cell>
          <table:table-cell office:value-type="float" office:value="480044" table:style-name="ce31">
            <text:p>480.044</text:p>
          </table:table-cell>
          <table:table-cell office:value-type="percentage" office:value="0.91589252223220707" table:style-name="ce32">
            <text:p>91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4480" table:style-name="ce31">
            <text:p>2.014.480</text:p>
          </table:table-cell>
          <table:table-cell office:value-type="percentage" office:value="0.925664433317266" table:style-name="ce32">
            <text:p>92,6%</text:p>
          </table:table-cell>
          <table:table-cell office:value-type="float" office:value="1977920" table:style-name="ce31">
            <text:p>1.977.920</text:p>
          </table:table-cell>
          <table:table-cell office:value-type="percentage" office:value="0.90886491598173558" table:style-name="ce32">
            <text:p>90,9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1030" table:style-name="ce31">
            <text:p>1.631.030</text:p>
          </table:table-cell>
          <table:table-cell office:value-type="percentage" office:value="0.90172734831798596" table:style-name="ce32">
            <text:p>90,2%</text:p>
          </table:table-cell>
          <table:table-cell office:value-type="float" office:value="1570376" table:style-name="ce31">
            <text:p>1.570.376</text:p>
          </table:table-cell>
          <table:table-cell office:value-type="percentage" office:value="0.86819432281577014" table:style-name="ce32">
            <text:p>86,8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50887" table:style-name="ce31">
            <text:p>6.050.887</text:p>
          </table:table-cell>
          <table:table-cell office:value-type="percentage" office:value="0.88097988457215404" table:style-name="ce32">
            <text:p>88,1%</text:p>
          </table:table-cell>
          <table:table-cell office:value-type="float" office:value="5913832" table:style-name="ce31">
            <text:p>5.913.832</text:p>
          </table:table-cell>
          <table:table-cell office:value-type="percentage" office:value="0.86102533938232706" table:style-name="ce32">
            <text:p>86,1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1664" table:style-name="ce31">
            <text:p>901.664</text:p>
          </table:table-cell>
          <table:table-cell office:value-type="percentage" office:value="0.94569856214936066" table:style-name="ce32">
            <text:p>94,6%</text:p>
          </table:table-cell>
          <table:table-cell office:value-type="float" office:value="888055" table:style-name="ce31">
            <text:p>888.055</text:p>
          </table:table-cell>
          <table:table-cell office:value-type="percentage" office:value="0.93142493945588434" table:style-name="ce32">
            <text:p>93,1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7784" table:style-name="ce31">
            <text:p>2.317.784</text:p>
          </table:table-cell>
          <table:table-cell office:value-type="percentage" office:value="0.944301011571821" table:style-name="ce32">
            <text:p>94,4%</text:p>
          </table:table-cell>
          <table:table-cell office:value-type="float" office:value="2296629" table:style-name="ce31">
            <text:p>2.296.629</text:p>
          </table:table-cell>
          <table:table-cell office:value-type="percentage" office:value="0.93568213772516329" table:style-name="ce32">
            <text:p>93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003" table:style-name="ce31">
            <text:p>262.003</text:p>
          </table:table-cell>
          <table:table-cell office:value-type="percentage" office:value="0.92264323696165085" table:style-name="ce32">
            <text:p>92,3%</text:p>
          </table:table-cell>
          <table:table-cell office:value-type="float" office:value="257301" table:style-name="ce31">
            <text:p>257.301</text:p>
          </table:table-cell>
          <table:table-cell office:value-type="percentage" office:value="0.90608514983977184" table:style-name="ce32">
            <text:p>90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12328" table:style-name="ce31">
            <text:p>5.412.328</text:p>
          </table:table-cell>
          <table:table-cell office:value-type="percentage" office:value="0.90538391421655995" table:style-name="ce32">
            <text:p>90,5%</text:p>
          </table:table-cell>
          <table:table-cell office:value-type="float" office:value="5293849" table:style-name="ce31">
            <text:p>5.293.849</text:p>
          </table:table-cell>
          <table:table-cell office:value-type="percentage" office:value="0.88556453505615729" table:style-name="ce32">
            <text:p>88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2997" table:style-name="ce31">
            <text:p>1.202.997</text:p>
          </table:table-cell>
          <table:table-cell office:value-type="percentage" office:value="0.91822229278312117" table:style-name="ce32">
            <text:p>91,8%</text:p>
          </table:table-cell>
          <table:table-cell office:value-type="float" office:value="1174205" table:style-name="ce31">
            <text:p>1.174.205</text:p>
          </table:table-cell>
          <table:table-cell office:value-type="percentage" office:value="0.89624596511662524" table:style-name="ce32">
            <text:p>89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2126" table:style-name="ce31">
            <text:p>532.126</text:p>
          </table:table-cell>
          <table:table-cell office:value-type="percentage" office:value="0.91532181768767396" table:style-name="ce32">
            <text:p>91,5%</text:p>
          </table:table-cell>
          <table:table-cell office:value-type="float" office:value="524883" table:style-name="ce31">
            <text:p>524.883</text:p>
          </table:table-cell>
          <table:table-cell office:value-type="percentage" office:value="0.90286297161454121" table:style-name="ce32">
            <text:p>90,3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5833" table:style-name="ce31">
            <text:p>1.825.833</text:p>
          </table:table-cell>
          <table:table-cell office:value-type="percentage" office:value="0.9203051700578091" table:style-name="ce32">
            <text:p>92,0%</text:p>
          </table:table-cell>
          <table:table-cell office:value-type="float" office:value="1793695" table:style-name="ce31">
            <text:p>1.793.695</text:p>
          </table:table-cell>
          <table:table-cell office:value-type="percentage" office:value="0.90410611595192003" table:style-name="ce32">
            <text:p>90,4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313" table:style-name="ce31">
            <text:p>63.313</text:p>
          </table:table-cell>
          <table:table-cell office:value-type="percentage" office:value="0.89217219756217858" table:style-name="ce32">
            <text:p>89,2%</text:p>
          </table:table-cell>
          <table:table-cell office:value-type="float" office:value="60741" table:style-name="ce31">
            <text:p>60.741</text:p>
          </table:table-cell>
          <table:table-cell office:value-type="percentage" office:value="0.85592897907419152" table:style-name="ce32">
            <text:p>85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251" table:style-name="ce31">
            <text:p>60.251</text:p>
          </table:table-cell>
          <table:table-cell office:value-type="percentage" office:value="0.8494790418317425" table:style-name="ce32">
            <text:p>84,9%</text:p>
          </table:table-cell>
          <table:table-cell office:value-type="float" office:value="57781" table:style-name="ce31">
            <text:p>57.781</text:p>
          </table:table-cell>
          <table:table-cell office:value-type="percentage" office:value="0.81465450392657235" table:style-name="ce32">
            <text:p>81,5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52" table:style-name="ce31">
            <text:p>5.952</text:p>
          </table:table-cell>
          <table:table-cell office:value-type="string" table:style-name="ce32">
            <text:p>-</text:p>
          </table:table-cell>
          <table:table-cell office:value-type="float" office:value="5633" table:style-name="ce31">
            <text:p>5.633</text:p>
          </table:table-cell>
          <table:table-cell office:value-type="string" table:style-name="ce32">
            <text:p>-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356928" table:style-name="ce34">
            <text:p>38.356.928</text:p>
          </table:table-cell>
          <table:table-cell office:value-type="percentage" office:value="0.91066204996520994" table:style-name="ce24">
            <text:p>91,1%</text:p>
          </table:table-cell>
          <table:table-cell office:value-type="float" office:value="37624032" table:style-name="ce34">
            <text:p>37.624.032</text:p>
          </table:table-cell>
          <table:table-cell office:value-type="percentage" office:value="0.89326178856337657" table:style-name="ce24">
            <text:p>89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78" table:style-name="ce43">
            <text:p>434.278</text:p>
          </table:table-cell>
          <table:table-cell office:value-type="percentage" office:value="1" table:style-name="ce44">
            <text:p>100,0%</text:p>
          </table:table-cell>
          <table:table-cell office:value-type="float" office:value="654442" table:style-name="ce43">
            <text:p>654.442</text:p>
          </table:table-cell>
          <table:table-cell office:value-type="percentage" office:value="1" table:style-name="ce44">
            <text:p>100,0%</text:p>
          </table:table-cell>
          <table:table-cell office:value-type="float" office:value="931372" table:style-name="ce43">
            <text:p>931.372</text:p>
          </table:table-cell>
          <table:table-cell office:value-type="percentage" office:value="1" table:style-name="ce44">
            <text:p>100,0%</text:p>
          </table:table-cell>
          <table:table-cell office:value-type="float" office:value="1219110" table:style-name="ce43">
            <text:p>1.219.110</text:p>
          </table:table-cell>
          <table:table-cell office:value-type="percentage" office:value="0.96370732185473595" table:style-name="ce44">
            <text:p>96,4%</text:p>
          </table:table-cell>
          <table:table-cell office:value-type="float" office:value="1257306" table:style-name="ce43">
            <text:p>1.257.306</text:p>
          </table:table-cell>
          <table:table-cell office:value-type="percentage" office:value="0.90772745059251436" table:style-name="ce44">
            <text:p>90,8%</text:p>
          </table:table-cell>
          <table:table-cell office:value-type="float" office:value="938990" table:style-name="ce43">
            <text:p>938.990</text:p>
          </table:table-cell>
          <table:table-cell office:value-type="percentage" office:value="0.82351868109316029" table:style-name="ce44">
            <text:p>82,4%</text:p>
          </table:table-cell>
          <table:table-cell office:value-type="float" office:value="777179" table:style-name="ce43">
            <text:p>777.179</text:p>
          </table:table-cell>
          <table:table-cell office:value-type="percentage" office:value="0.83687136039419729" table:style-name="ce44">
            <text:p>83,7%</text:p>
          </table:table-cell>
          <table:table-cell office:value-type="float" office:value="678950" table:style-name="ce43">
            <text:p>678.950</text:p>
          </table:table-cell>
          <table:table-cell office:value-type="percentage" office:value="0.90177140071748574" table:style-name="ce44">
            <text:p>90,2%</text:p>
          </table:table-cell>
          <table:table-cell office:value-type="float" office:value="6891627" table:style-name="ce43">
            <text:p>6.891.62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480543748469368" table:style-name="ce44">
            <text:p>92,5%</text:p>
          </table:table-cell>
          <table:table-cell office:value-type="percentage" office:value="0.81418860686230854" table:style-name="ce44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37" table:style-name="ce46">
            <text:p>101.437</text:p>
          </table:table-cell>
          <table:table-cell office:value-type="percentage" office:value="1" table:style-name="ce47">
            <text:p>100,0%</text:p>
          </table:table-cell>
          <table:table-cell office:value-type="float" office:value="119451" table:style-name="ce46">
            <text:p>119.451</text:p>
          </table:table-cell>
          <table:table-cell office:value-type="percentage" office:value="1" table:style-name="ce47">
            <text:p>100,0%</text:p>
          </table:table-cell>
          <table:table-cell office:value-type="float" office:value="154856" table:style-name="ce46">
            <text:p>154.856</text:p>
          </table:table-cell>
          <table:table-cell office:value-type="percentage" office:value="0.99033683577736986" table:style-name="ce47">
            <text:p>99,0%</text:p>
          </table:table-cell>
          <table:table-cell office:value-type="float" office:value="186605" table:style-name="ce46">
            <text:p>186.605</text:p>
          </table:table-cell>
          <table:table-cell office:value-type="percentage" office:value="0.94118507459675382" table:style-name="ce47">
            <text:p>94,1%</text:p>
          </table:table-cell>
          <table:table-cell office:value-type="float" office:value="188913" table:style-name="ce46">
            <text:p>188.913</text:p>
          </table:table-cell>
          <table:table-cell office:value-type="percentage" office:value="0.87889812648004351" table:style-name="ce47">
            <text:p>87,9%</text:p>
          </table:table-cell>
          <table:table-cell office:value-type="float" office:value="127128" table:style-name="ce46">
            <text:p>127.128</text:p>
          </table:table-cell>
          <table:table-cell office:value-type="percentage" office:value="0.77382126291954278" table:style-name="ce47">
            <text:p>77,4%</text:p>
          </table:table-cell>
          <table:table-cell office:value-type="float" office:value="105457" table:style-name="ce46">
            <text:p>105.457</text:p>
          </table:table-cell>
          <table:table-cell office:value-type="percentage" office:value="0.8087131233656184" table:style-name="ce47">
            <text:p>80,9%</text:p>
          </table:table-cell>
          <table:table-cell office:value-type="float" office:value="89214" table:style-name="ce46">
            <text:p>89.214</text:p>
          </table:table-cell>
          <table:table-cell office:value-type="percentage" office:value="0.86523969779553678" table:style-name="ce47">
            <text:p>86,5%</text:p>
          </table:table-cell>
          <table:table-cell office:value-type="float" office:value="1073061" table:style-name="ce46">
            <text:p>1.073.06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543432219478981" table:style-name="ce47">
            <text:p>90,5%</text:p>
          </table:table-cell>
          <table:table-cell office:value-type="percentage" office:value="0.807182386521347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01" table:style-name="ce46">
            <text:p>89.001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2" table:style-name="ce46">
            <text:p>114.412</text:p>
          </table:table-cell>
          <table:table-cell office:value-type="percentage" office:value="1" table:style-name="ce47">
            <text:p>100,0%</text:p>
          </table:table-cell>
          <table:table-cell office:value-type="float" office:value="148313" table:style-name="ce46">
            <text:p>148.313</text:p>
          </table:table-cell>
          <table:table-cell office:value-type="percentage" office:value="0.99105257530804802" table:style-name="ce47">
            <text:p>99,1%</text:p>
          </table:table-cell>
          <table:table-cell office:value-type="float" office:value="153383" table:style-name="ce46">
            <text:p>153.383</text:p>
          </table:table-cell>
          <table:table-cell office:value-type="percentage" office:value="0.94305389037474252" table:style-name="ce47">
            <text:p>94,3%</text:p>
          </table:table-cell>
          <table:table-cell office:value-type="float" office:value="150982" table:style-name="ce46">
            <text:p>150.982</text:p>
          </table:table-cell>
          <table:table-cell office:value-type="percentage" office:value="0.90412172965333881" table:style-name="ce47">
            <text:p>90,4%</text:p>
          </table:table-cell>
          <table:table-cell office:value-type="float" office:value="91299" table:style-name="ce46">
            <text:p>91.299</text:p>
          </table:table-cell>
          <table:table-cell office:value-type="percentage" office:value="0.79771255821268494" table:style-name="ce47">
            <text:p>79,8%</text:p>
          </table:table-cell>
          <table:table-cell office:value-type="float" office:value="66930" table:style-name="ce46">
            <text:p>66.930</text:p>
          </table:table-cell>
          <table:table-cell office:value-type="percentage" office:value="0.84602646913829938" table:style-name="ce47">
            <text:p>84,6%</text:p>
          </table:table-cell>
          <table:table-cell office:value-type="float" office:value="60781" table:style-name="ce46">
            <text:p>60.781</text:p>
          </table:table-cell>
          <table:table-cell office:value-type="percentage" office:value="0.94970312499999998" table:style-name="ce47">
            <text:p>95,0%</text:p>
          </table:table-cell>
          <table:table-cell office:value-type="float" office:value="875101" table:style-name="ce46">
            <text:p>875.10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01220759224224" table:style-name="ce47">
            <text:p>93,7%</text:p>
          </table:table-cell>
          <table:table-cell office:value-type="percentage" office:value="0.85896617928824948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04" table:style-name="ce46">
            <text:p>51.604</text:p>
          </table:table-cell>
          <table:table-cell office:value-type="percentage" office:value="1" table:style-name="ce47">
            <text:p>100,0%</text:p>
          </table:table-cell>
          <table:table-cell office:value-type="float" office:value="79467" table:style-name="ce46">
            <text:p>79.467</text:p>
          </table:table-cell>
          <table:table-cell office:value-type="percentage" office:value="0.98697153360822698" table:style-name="ce47">
            <text:p>98,7%</text:p>
          </table:table-cell>
          <table:table-cell office:value-type="float" office:value="110895" table:style-name="ce46">
            <text:p>110.895</text:p>
          </table:table-cell>
          <table:table-cell office:value-type="percentage" office:value="0.94595286229751518" table:style-name="ce47">
            <text:p>94,6%</text:p>
          </table:table-cell>
          <table:table-cell office:value-type="float" office:value="151312" table:style-name="ce46">
            <text:p>151.312</text:p>
          </table:table-cell>
          <table:table-cell office:value-type="percentage" office:value="0.9126341248635379" table:style-name="ce47">
            <text:p>91,3%</text:p>
          </table:table-cell>
          <table:table-cell office:value-type="float" office:value="169688" table:style-name="ce46">
            <text:p>169.688</text:p>
          </table:table-cell>
          <table:table-cell office:value-type="percentage" office:value="0.82304095609491101" table:style-name="ce47">
            <text:p>82,3%</text:p>
          </table:table-cell>
          <table:table-cell office:value-type="float" office:value="129728" table:style-name="ce46">
            <text:p>129.728</text:p>
          </table:table-cell>
          <table:table-cell office:value-type="percentage" office:value="0.71205958712751183" table:style-name="ce47">
            <text:p>71,2%</text:p>
          </table:table-cell>
          <table:table-cell office:value-type="float" office:value="99614" table:style-name="ce46">
            <text:p>99.614</text:p>
          </table:table-cell>
          <table:table-cell office:value-type="percentage" office:value="0.72214408954488118" table:style-name="ce47">
            <text:p>72,2%</text:p>
          </table:table-cell>
          <table:table-cell office:value-type="float" office:value="76625" table:style-name="ce46">
            <text:p>76.625</text:p>
          </table:table-cell>
          <table:table-cell office:value-type="percentage" office:value="0.8025240888144114" table:style-name="ce47">
            <text:p>80,3%</text:p>
          </table:table-cell>
          <table:table-cell office:value-type="float" office:value="868933" table:style-name="ce46">
            <text:p>868.93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965669018337619" table:style-name="ce47">
            <text:p>84,0%</text:p>
          </table:table-cell>
          <table:table-cell office:value-type="percentage" office:value="0.74169962178084803" table:style-name="ce47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427" table:style-name="ce46">
            <text:p>93.427</text:p>
          </table:table-cell>
          <table:table-cell office:value-type="percentage" office:value="1" table:style-name="ce47">
            <text:p>100,0%</text:p>
          </table:table-cell>
          <table:table-cell office:value-type="float" office:value="152279" table:style-name="ce46">
            <text:p>152.279</text:p>
          </table:table-cell>
          <table:table-cell office:value-type="percentage" office:value="0.98542687227805426" table:style-name="ce47">
            <text:p>98,5%</text:p>
          </table:table-cell>
          <table:table-cell office:value-type="float" office:value="225395" table:style-name="ce46">
            <text:p>225.395</text:p>
          </table:table-cell>
          <table:table-cell office:value-type="percentage" office:value="0.95875231824136931" table:style-name="ce47">
            <text:p>95,9%</text:p>
          </table:table-cell>
          <table:table-cell office:value-type="float" office:value="322067" table:style-name="ce46">
            <text:p>322.067</text:p>
          </table:table-cell>
          <table:table-cell office:value-type="percentage" office:value="0.9188472862555348" table:style-name="ce47">
            <text:p>91,9%</text:p>
          </table:table-cell>
          <table:table-cell office:value-type="float" office:value="319849" table:style-name="ce46">
            <text:p>319.849</text:p>
          </table:table-cell>
          <table:table-cell office:value-type="percentage" office:value="0.82451459564244545" table:style-name="ce47">
            <text:p>82,5%</text:p>
          </table:table-cell>
          <table:table-cell office:value-type="float" office:value="232241" table:style-name="ce46">
            <text:p>232.241</text:p>
          </table:table-cell>
          <table:table-cell office:value-type="percentage" office:value="0.7469141361189191" table:style-name="ce47">
            <text:p>74,7%</text:p>
          </table:table-cell>
          <table:table-cell office:value-type="float" office:value="191478" table:style-name="ce46">
            <text:p>191.478</text:p>
          </table:table-cell>
          <table:table-cell office:value-type="percentage" office:value="0.76059392726059394" table:style-name="ce47">
            <text:p>76,1%</text:p>
          </table:table-cell>
          <table:table-cell office:value-type="float" office:value="156816" table:style-name="ce46">
            <text:p>156.816</text:p>
          </table:table-cell>
          <table:table-cell office:value-type="percentage" office:value="0.87218362931528337" table:style-name="ce47">
            <text:p>87,2%</text:p>
          </table:table-cell>
          <table:table-cell office:value-type="float" office:value="1693552" table:style-name="ce46">
            <text:p>1.693.55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371606314649219" table:style-name="ce47">
            <text:p>86,4%</text:p>
          </table:table-cell>
          <table:table-cell office:value-type="percentage" office:value="0.77830393317499647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1" table:style-name="ce46">
            <text:p>42.471</text:p>
          </table:table-cell>
          <table:table-cell office:value-type="percentage" office:value="1" table:style-name="ce47">
            <text:p>100,0%</text:p>
          </table:table-cell>
          <table:table-cell office:value-type="float" office:value="56052" table:style-name="ce46">
            <text:p>56.052</text:p>
          </table:table-cell>
          <table:table-cell office:value-type="percentage" office:value="1" table:style-name="ce47">
            <text:p>100,0%</text:p>
          </table:table-cell>
          <table:table-cell office:value-type="float" office:value="76849" table:style-name="ce46">
            <text:p>76.849</text:p>
          </table:table-cell>
          <table:table-cell office:value-type="percentage" office:value="0.99358717434869737" table:style-name="ce47">
            <text:p>99,4%</text:p>
          </table:table-cell>
          <table:table-cell office:value-type="float" office:value="84558" table:style-name="ce46">
            <text:p>84.558</text:p>
          </table:table-cell>
          <table:table-cell office:value-type="percentage" office:value="0.9399092970521542" table:style-name="ce47">
            <text:p>94,0%</text:p>
          </table:table-cell>
          <table:table-cell office:value-type="float" office:value="88420" table:style-name="ce46">
            <text:p>88.420</text:p>
          </table:table-cell>
          <table:table-cell office:value-type="percentage" office:value="0.90437664290316977" table:style-name="ce47">
            <text:p>90,4%</text:p>
          </table:table-cell>
          <table:table-cell office:value-type="float" office:value="55267" table:style-name="ce46">
            <text:p>55.267</text:p>
          </table:table-cell>
          <table:table-cell office:value-type="percentage" office:value="0.78422942119677042" table:style-name="ce47">
            <text:p>78,4%</text:p>
          </table:table-cell>
          <table:table-cell office:value-type="float" office:value="41772" table:style-name="ce46">
            <text:p>41.772</text:p>
          </table:table-cell>
          <table:table-cell office:value-type="percentage" office:value="0.8270864270864271" table:style-name="ce47">
            <text:p>82,7%</text:p>
          </table:table-cell>
          <table:table-cell office:value-type="float" office:value="40149" table:style-name="ce46">
            <text:p>40.149</text:p>
          </table:table-cell>
          <table:table-cell office:value-type="percentage" office:value="0.9132452289425198" table:style-name="ce47">
            <text:p>91,3%</text:p>
          </table:table-cell>
          <table:table-cell office:value-type="float" office:value="485538" table:style-name="ce46">
            <text:p>485.53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637471452529629" table:style-name="ce47">
            <text:p>92,6%</text:p>
          </table:table-cell>
          <table:table-cell office:value-type="percentage" office:value="0.83296248959950592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66" table:style-name="ce46">
            <text:p>229.666</text:p>
          </table:table-cell>
          <table:table-cell office:value-type="percentage" office:value="1" table:style-name="ce47">
            <text:p>100,0%</text:p>
          </table:table-cell>
          <table:table-cell office:value-type="float" office:value="251514" table:style-name="ce46">
            <text:p>251.514</text:p>
          </table:table-cell>
          <table:table-cell office:value-type="percentage" office:value="1" table:style-name="ce47">
            <text:p>100,0%</text:p>
          </table:table-cell>
          <table:table-cell office:value-type="float" office:value="321297" table:style-name="ce46">
            <text:p>321.297</text:p>
          </table:table-cell>
          <table:table-cell office:value-type="percentage" office:value="1" table:style-name="ce47">
            <text:p>100,0%</text:p>
          </table:table-cell>
          <table:table-cell office:value-type="float" office:value="353973" table:style-name="ce46">
            <text:p>353.973</text:p>
          </table:table-cell>
          <table:table-cell office:value-type="percentage" office:value="0.92863645307273557" table:style-name="ce47">
            <text:p>92,9%</text:p>
          </table:table-cell>
          <table:table-cell office:value-type="float" office:value="321945" table:style-name="ce46">
            <text:p>321.945</text:p>
          </table:table-cell>
          <table:table-cell office:value-type="percentage" office:value="0.88615625989182645" table:style-name="ce47">
            <text:p>88,6%</text:p>
          </table:table-cell>
          <table:table-cell office:value-type="float" office:value="214221" table:style-name="ce46">
            <text:p>214.221</text:p>
          </table:table-cell>
          <table:table-cell office:value-type="percentage" office:value="0.799979834418167" table:style-name="ce47">
            <text:p>80,0%</text:p>
          </table:table-cell>
          <table:table-cell office:value-type="float" office:value="175385" table:style-name="ce46">
            <text:p>175.385</text:p>
          </table:table-cell>
          <table:table-cell office:value-type="percentage" office:value="0.83118489521624972" table:style-name="ce47">
            <text:p>83,1%</text:p>
          </table:table-cell>
          <table:table-cell office:value-type="float" office:value="146479" table:style-name="ce46">
            <text:p>146.479</text:p>
          </table:table-cell>
          <table:table-cell office:value-type="percentage" office:value="0.88591525444230745" table:style-name="ce47">
            <text:p>88,6%</text:p>
          </table:table-cell>
          <table:table-cell office:value-type="float" office:value="2014480" table:style-name="ce46">
            <text:p>2.014.48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5664433317266" table:style-name="ce47">
            <text:p>92,6%</text:p>
          </table:table-cell>
          <table:table-cell office:value-type="percentage" office:value="0.8411477971270833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699" table:style-name="ce46">
            <text:p>138.699</text:p>
          </table:table-cell>
          <table:table-cell office:value-type="percentage" office:value="1" table:style-name="ce47">
            <text:p>100,0%</text:p>
          </table:table-cell>
          <table:table-cell office:value-type="float" office:value="158956" table:style-name="ce46">
            <text:p>158.956</text:p>
          </table:table-cell>
          <table:table-cell office:value-type="percentage" office:value="0.99908862923551711" table:style-name="ce47">
            <text:p>99,9%</text:p>
          </table:table-cell>
          <table:table-cell office:value-type="float" office:value="223422" table:style-name="ce46">
            <text:p>223.422</text:p>
          </table:table-cell>
          <table:table-cell office:value-type="percentage" office:value="1" table:style-name="ce47">
            <text:p>100,0%</text:p>
          </table:table-cell>
          <table:table-cell office:value-type="float" office:value="287293" table:style-name="ce46">
            <text:p>287.293</text:p>
          </table:table-cell>
          <table:table-cell office:value-type="percentage" office:value="0.93435302688322419" table:style-name="ce47">
            <text:p>93,4%</text:p>
          </table:table-cell>
          <table:table-cell office:value-type="float" office:value="288435" table:style-name="ce46">
            <text:p>288.435</text:p>
          </table:table-cell>
          <table:table-cell office:value-type="percentage" office:value="0.8724459702666324" table:style-name="ce47">
            <text:p>87,2%</text:p>
          </table:table-cell>
          <table:table-cell office:value-type="float" office:value="207409" table:style-name="ce46">
            <text:p>207.409</text:p>
          </table:table-cell>
          <table:table-cell office:value-type="percentage" office:value="0.78002339216475303" table:style-name="ce47">
            <text:p>78,0%</text:p>
          </table:table-cell>
          <table:table-cell office:value-type="float" office:value="174973" table:style-name="ce46">
            <text:p>174.973</text:p>
          </table:table-cell>
          <table:table-cell office:value-type="percentage" office:value="0.80230089550596317" table:style-name="ce47">
            <text:p>80,2%</text:p>
          </table:table-cell>
          <table:table-cell office:value-type="float" office:value="151843" table:style-name="ce46">
            <text:p>151.843</text:p>
          </table:table-cell>
          <table:table-cell office:value-type="percentage" office:value="0.87280137033545624" table:style-name="ce47">
            <text:p>87,3%</text:p>
          </table:table-cell>
          <table:table-cell office:value-type="float" office:value="1631030" table:style-name="ce46">
            <text:p>1.631.03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172734831798596" table:style-name="ce47">
            <text:p>90,2%</text:p>
          </table:table-cell>
          <table:table-cell office:value-type="percentage" office:value="0.7974834993382132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408" table:style-name="ce46">
            <text:p>45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619324" table:style-name="ce46">
            <text:p>619.324</text:p>
          </table:table-cell>
          <table:table-cell office:value-type="percentage" office:value="0.97486510140218985" table:style-name="ce47">
            <text:p>97,5%</text:p>
          </table:table-cell>
          <table:table-cell office:value-type="float" office:value="802421" table:style-name="ce46">
            <text:p>802.421</text:p>
          </table:table-cell>
          <table:table-cell office:value-type="percentage" office:value="0.95801853903608469" table:style-name="ce47">
            <text:p>95,8%</text:p>
          </table:table-cell>
          <table:table-cell office:value-type="float" office:value="1030999" table:style-name="ce46">
            <text:p>1.030.999</text:p>
          </table:table-cell>
          <table:table-cell office:value-type="percentage" office:value="0.94432852772536591" table:style-name="ce47">
            <text:p>94,4%</text:p>
          </table:table-cell>
          <table:table-cell office:value-type="float" office:value="1139437" table:style-name="ce46">
            <text:p>1.139.437</text:p>
          </table:table-cell>
          <table:table-cell office:value-type="percentage" office:value="0.86533713560988945" table:style-name="ce47">
            <text:p>86,5%</text:p>
          </table:table-cell>
          <table:table-cell office:value-type="float" office:value="795233" table:style-name="ce46">
            <text:p>795.233</text:p>
          </table:table-cell>
          <table:table-cell office:value-type="percentage" office:value="0.76124202126641216" table:style-name="ce47">
            <text:p>76,1%</text:p>
          </table:table-cell>
          <table:table-cell office:value-type="float" office:value="658084" table:style-name="ce46">
            <text:p>658.084</text:p>
          </table:table-cell>
          <table:table-cell office:value-type="percentage" office:value="0.7844278758187464" table:style-name="ce47">
            <text:p>78,4%</text:p>
          </table:table-cell>
          <table:table-cell office:value-type="float" office:value="545981" table:style-name="ce46">
            <text:p>545.981</text:p>
          </table:table-cell>
          <table:table-cell office:value-type="percentage" office:value="0.83207755354590152" table:style-name="ce47">
            <text:p>83,2%</text:p>
          </table:table-cell>
          <table:table-cell office:value-type="float" office:value="6050887" table:style-name="ce46">
            <text:p>6.050.88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097988457215404" table:style-name="ce47">
            <text:p>88,1%</text:p>
          </table:table-cell>
          <table:table-cell office:value-type="percentage" office:value="0.77770109012568511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17" table:style-name="ce46">
            <text:p>78.317</text:p>
          </table:table-cell>
          <table:table-cell office:value-type="percentage" office:value="1" table:style-name="ce47">
            <text:p>100,0%</text:p>
          </table:table-cell>
          <table:table-cell office:value-type="float" office:value="96012" table:style-name="ce46">
            <text:p>96.012</text:p>
          </table:table-cell>
          <table:table-cell office:value-type="percentage" office:value="1" table:style-name="ce47">
            <text:p>100,0%</text:p>
          </table:table-cell>
          <table:table-cell office:value-type="float" office:value="133016" table:style-name="ce46">
            <text:p>133.016</text:p>
          </table:table-cell>
          <table:table-cell office:value-type="percentage" office:value="1" table:style-name="ce47">
            <text:p>100,0%</text:p>
          </table:table-cell>
          <table:table-cell office:value-type="float" office:value="161745" table:style-name="ce46">
            <text:p>161.745</text:p>
          </table:table-cell>
          <table:table-cell office:value-type="percentage" office:value="0.95584932866868377" table:style-name="ce47">
            <text:p>95,6%</text:p>
          </table:table-cell>
          <table:table-cell office:value-type="float" office:value="146561" table:style-name="ce46">
            <text:p>146.561</text:p>
          </table:table-cell>
          <table:table-cell office:value-type="percentage" office:value="0.91891231018094721" table:style-name="ce47">
            <text:p>91,9%</text:p>
          </table:table-cell>
          <table:table-cell office:value-type="float" office:value="113662" table:style-name="ce46">
            <text:p>113.662</text:p>
          </table:table-cell>
          <table:table-cell office:value-type="percentage" office:value="0.8515346983420613" table:style-name="ce47">
            <text:p>85,2%</text:p>
          </table:table-cell>
          <table:table-cell office:value-type="float" office:value="94148" table:style-name="ce46">
            <text:p>94.148</text:p>
          </table:table-cell>
          <table:table-cell office:value-type="percentage" office:value="0.83081539004588778" table:style-name="ce47">
            <text:p>83,1%</text:p>
          </table:table-cell>
          <table:table-cell office:value-type="float" office:value="78203" table:style-name="ce46">
            <text:p>78.203</text:p>
          </table:table-cell>
          <table:table-cell office:value-type="percentage" office:value="0.92274926253687317" table:style-name="ce47">
            <text:p>92,3%</text:p>
          </table:table-cell>
          <table:table-cell office:value-type="float" office:value="901664" table:style-name="ce46">
            <text:p>901.66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569856214936066" table:style-name="ce47">
            <text:p>94,6%</text:p>
          </table:table-cell>
          <table:table-cell office:value-type="percentage" office:value="0.84743892547559319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508" table:style-name="ce46">
            <text:p>242.508</text:p>
          </table:table-cell>
          <table:table-cell office:value-type="percentage" office:value="1" table:style-name="ce47">
            <text:p>100,0%</text:p>
          </table:table-cell>
          <table:table-cell office:value-type="float" office:value="291554" table:style-name="ce46">
            <text:p>291.554</text:p>
          </table:table-cell>
          <table:table-cell office:value-type="percentage" office:value="1" table:style-name="ce47">
            <text:p>100,0%</text:p>
          </table:table-cell>
          <table:table-cell office:value-type="float" office:value="346608" table:style-name="ce46">
            <text:p>346.608</text:p>
          </table:table-cell>
          <table:table-cell office:value-type="percentage" office:value="0.99908049820279199" table:style-name="ce47">
            <text:p>99,9%</text:p>
          </table:table-cell>
          <table:table-cell office:value-type="float" office:value="391658" table:style-name="ce46">
            <text:p>391.658</text:p>
          </table:table-cell>
          <table:table-cell office:value-type="percentage" office:value="0.96493869013449485" table:style-name="ce47">
            <text:p>96,5%</text:p>
          </table:table-cell>
          <table:table-cell office:value-type="float" office:value="409254" table:style-name="ce46">
            <text:p>409.254</text:p>
          </table:table-cell>
          <table:table-cell office:value-type="percentage" office:value="0.92336328829184533" table:style-name="ce47">
            <text:p>92,3%</text:p>
          </table:table-cell>
          <table:table-cell office:value-type="float" office:value="265105" table:style-name="ce46">
            <text:p>265.105</text:p>
          </table:table-cell>
          <table:table-cell office:value-type="percentage" office:value="0.81972307425914015" table:style-name="ce47">
            <text:p>82,0%</text:p>
          </table:table-cell>
          <table:table-cell office:value-type="float" office:value="200439" table:style-name="ce46">
            <text:p>200.439</text:p>
          </table:table-cell>
          <table:table-cell office:value-type="percentage" office:value="0.86777267394287838" table:style-name="ce47">
            <text:p>86,8%</text:p>
          </table:table-cell>
          <table:table-cell office:value-type="float" office:value="170658" table:style-name="ce46">
            <text:p>170.658</text:p>
          </table:table-cell>
          <table:table-cell office:value-type="percentage" office:value="0.94806313087824368" table:style-name="ce47">
            <text:p>94,8%</text:p>
          </table:table-cell>
          <table:table-cell office:value-type="float" office:value="2317784" table:style-name="ce46">
            <text:p>2.317.78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4301011571821" table:style-name="ce47">
            <text:p>94,4%</text:p>
          </table:table-cell>
          <table:table-cell office:value-type="percentage" office:value="0.85786057467210053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7" table:style-name="ce46">
            <text:p>23.397</text:p>
          </table:table-cell>
          <table:table-cell office:value-type="percentage" office:value="1" table:style-name="ce47">
            <text:p>100,0%</text:p>
          </table:table-cell>
          <table:table-cell office:value-type="float" office:value="28695" table:style-name="ce46">
            <text:p>28.695</text:p>
          </table:table-cell>
          <table:table-cell office:value-type="percentage" office:value="1" table:style-name="ce47">
            <text:p>100,0%</text:p>
          </table:table-cell>
          <table:table-cell office:value-type="float" office:value="38130" table:style-name="ce46">
            <text:p>38.130</text:p>
          </table:table-cell>
          <table:table-cell office:value-type="percentage" office:value="1" table:style-name="ce47">
            <text:p>100,0%</text:p>
          </table:table-cell>
          <table:table-cell office:value-type="float" office:value="45530" table:style-name="ce46">
            <text:p>45.530</text:p>
          </table:table-cell>
          <table:table-cell office:value-type="percentage" office:value="0.95522826451829468" table:style-name="ce47">
            <text:p>95,5%</text:p>
          </table:table-cell>
          <table:table-cell office:value-type="float" office:value="47781" table:style-name="ce46">
            <text:p>47.781</text:p>
          </table:table-cell>
          <table:table-cell office:value-type="percentage" office:value="0.90243073261941187" table:style-name="ce47">
            <text:p>90,2%</text:p>
          </table:table-cell>
          <table:table-cell office:value-type="float" office:value="31553" table:style-name="ce46">
            <text:p>31.553</text:p>
          </table:table-cell>
          <table:table-cell office:value-type="percentage" office:value="0.80248734708410696" table:style-name="ce47">
            <text:p>80,2%</text:p>
          </table:table-cell>
          <table:table-cell office:value-type="float" office:value="24523" table:style-name="ce46">
            <text:p>24.523</text:p>
          </table:table-cell>
          <table:table-cell office:value-type="percentage" office:value="0.80514150633659465" table:style-name="ce47">
            <text:p>80,5%</text:p>
          </table:table-cell>
          <table:table-cell office:value-type="float" office:value="22394" table:style-name="ce46">
            <text:p>22.394</text:p>
          </table:table-cell>
          <table:table-cell office:value-type="percentage" office:value="0.87709540968196775" table:style-name="ce47">
            <text:p>87,7%</text:p>
          </table:table-cell>
          <table:table-cell office:value-type="float" office:value="262003" table:style-name="ce46">
            <text:p>262.00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264323696165085" table:style-name="ce47">
            <text:p>92,3%</text:p>
          </table:table-cell>
          <table:table-cell office:value-type="percentage" office:value="0.81897947573410357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707" table:style-name="ce46">
            <text:p>374.707</text:p>
          </table:table-cell>
          <table:table-cell office:value-type="percentage" office:value="1" table:style-name="ce47">
            <text:p>100,0%</text:p>
          </table:table-cell>
          <table:table-cell office:value-type="float" office:value="512232" table:style-name="ce46">
            <text:p>512.232</text:p>
          </table:table-cell>
          <table:table-cell office:value-type="percentage" office:value="0.97367515648730896" table:style-name="ce47">
            <text:p>97,4%</text:p>
          </table:table-cell>
          <table:table-cell office:value-type="float" office:value="691542" table:style-name="ce46">
            <text:p>691.542</text:p>
          </table:table-cell>
          <table:table-cell office:value-type="percentage" office:value="0.9832495169360308" table:style-name="ce47">
            <text:p>98,3%</text:p>
          </table:table-cell>
          <table:table-cell office:value-type="float" office:value="946148" table:style-name="ce46">
            <text:p>946.148</text:p>
          </table:table-cell>
          <table:table-cell office:value-type="percentage" office:value="0.97261979290345324" table:style-name="ce47">
            <text:p>97,3%</text:p>
          </table:table-cell>
          <table:table-cell office:value-type="float" office:value="1042687" table:style-name="ce46">
            <text:p>1.042.687</text:p>
          </table:table-cell>
          <table:table-cell office:value-type="percentage" office:value="0.89426495170120013" table:style-name="ce47">
            <text:p>89,4%</text:p>
          </table:table-cell>
          <table:table-cell office:value-type="float" office:value="763265" table:style-name="ce46">
            <text:p>763.265</text:p>
          </table:table-cell>
          <table:table-cell office:value-type="percentage" office:value="0.80374141780042963" table:style-name="ce47">
            <text:p>80,4%</text:p>
          </table:table-cell>
          <table:table-cell office:value-type="float" office:value="616077" table:style-name="ce46">
            <text:p>616.077</text:p>
          </table:table-cell>
          <table:table-cell office:value-type="percentage" office:value="0.82976127142328027" table:style-name="ce47">
            <text:p>83,0%</text:p>
          </table:table-cell>
          <table:table-cell office:value-type="float" office:value="465670" table:style-name="ce46">
            <text:p>465.670</text:p>
          </table:table-cell>
          <table:table-cell office:value-type="percentage" office:value="0.84125504478431623" table:style-name="ce47">
            <text:p>84,1%</text:p>
          </table:table-cell>
          <table:table-cell office:value-type="float" office:value="5412328" table:style-name="ce46">
            <text:p>5.412.32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538391421655995" table:style-name="ce47">
            <text:p>90,5%</text:p>
          </table:table-cell>
          <table:table-cell office:value-type="percentage" office:value="0.79829165319545103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66" table:style-name="ce46">
            <text:p>74.066</text:p>
          </table:table-cell>
          <table:table-cell office:value-type="percentage" office:value="1" table:style-name="ce47">
            <text:p>100,0%</text:p>
          </table:table-cell>
          <table:table-cell office:value-type="float" office:value="103540" table:style-name="ce46">
            <text:p>103.540</text:p>
          </table:table-cell>
          <table:table-cell office:value-type="percentage" office:value="1" table:style-name="ce47">
            <text:p>100,0%</text:p>
          </table:table-cell>
          <table:table-cell office:value-type="float" office:value="148808" table:style-name="ce46">
            <text:p>148.808</text:p>
          </table:table-cell>
          <table:table-cell office:value-type="percentage" office:value="1" table:style-name="ce47">
            <text:p>100,0%</text:p>
          </table:table-cell>
          <table:table-cell office:value-type="float" office:value="208157" table:style-name="ce46">
            <text:p>208.157</text:p>
          </table:table-cell>
          <table:table-cell office:value-type="percentage" office:value="0.9760897700416401" table:style-name="ce47">
            <text:p>97,6%</text:p>
          </table:table-cell>
          <table:table-cell office:value-type="float" office:value="233106" table:style-name="ce46">
            <text:p>233.106</text:p>
          </table:table-cell>
          <table:table-cell office:value-type="percentage" office:value="0.91717324331023742" table:style-name="ce47">
            <text:p>91,7%</text:p>
          </table:table-cell>
          <table:table-cell office:value-type="float" office:value="169388" table:style-name="ce46">
            <text:p>169.388</text:p>
          </table:table-cell>
          <table:table-cell office:value-type="percentage" office:value="0.81045726616364355" table:style-name="ce47">
            <text:p>81,0%</text:p>
          </table:table-cell>
          <table:table-cell office:value-type="float" office:value="143533" table:style-name="ce46">
            <text:p>143.533</text:p>
          </table:table-cell>
          <table:table-cell office:value-type="percentage" office:value="0.83329269425479546" table:style-name="ce47">
            <text:p>83,3%</text:p>
          </table:table-cell>
          <table:table-cell office:value-type="float" office:value="122399" table:style-name="ce46">
            <text:p>122.399</text:p>
          </table:table-cell>
          <table:table-cell office:value-type="percentage" office:value="0.86260870790872057" table:style-name="ce47">
            <text:p>86,3%</text:p>
          </table:table-cell>
          <table:table-cell office:value-type="float" office:value="1202997" table:style-name="ce46">
            <text:p>1.202.99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822229278312117" table:style-name="ce47">
            <text:p>91,8%</text:p>
          </table:table-cell>
          <table:table-cell office:value-type="percentage" office:value="0.79602726482893971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39" table:style-name="ce46">
            <text:p>42.539</text:p>
          </table:table-cell>
          <table:table-cell office:value-type="percentage" office:value="1" table:style-name="ce47">
            <text:p>100,0%</text:p>
          </table:table-cell>
          <table:table-cell office:value-type="float" office:value="55933" table:style-name="ce46">
            <text:p>55.933</text:p>
          </table:table-cell>
          <table:table-cell office:value-type="percentage" office:value="1" table:style-name="ce47">
            <text:p>100,0%</text:p>
          </table:table-cell>
          <table:table-cell office:value-type="float" office:value="72430" table:style-name="ce46">
            <text:p>72.430</text:p>
          </table:table-cell>
          <table:table-cell office:value-type="percentage" office:value="0.98085152483614102" table:style-name="ce47">
            <text:p>98,1%</text:p>
          </table:table-cell>
          <table:table-cell office:value-type="float" office:value="92173" table:style-name="ce46">
            <text:p>92.173</text:p>
          </table:table-cell>
          <table:table-cell office:value-type="percentage" office:value="0.95324425507270361" table:style-name="ce47">
            <text:p>95,3%</text:p>
          </table:table-cell>
          <table:table-cell office:value-type="float" office:value="95830" table:style-name="ce46">
            <text:p>95.830</text:p>
          </table:table-cell>
          <table:table-cell office:value-type="percentage" office:value="0.88729838336327105" table:style-name="ce47">
            <text:p>88,7%</text:p>
          </table:table-cell>
          <table:table-cell office:value-type="float" office:value="64826" table:style-name="ce46">
            <text:p>64.826</text:p>
          </table:table-cell>
          <table:table-cell office:value-type="percentage" office:value="0.79696585977551293" table:style-name="ce47">
            <text:p>79,7%</text:p>
          </table:table-cell>
          <table:table-cell office:value-type="float" office:value="58287" table:style-name="ce46">
            <text:p>58.287</text:p>
          </table:table-cell>
          <table:table-cell office:value-type="percentage" office:value="0.85556387335417672" table:style-name="ce47">
            <text:p>85,6%</text:p>
          </table:table-cell>
          <table:table-cell office:value-type="float" office:value="50108" table:style-name="ce46">
            <text:p>50.108</text:p>
          </table:table-cell>
          <table:table-cell office:value-type="percentage" office:value="0.88862878626658159" table:style-name="ce47">
            <text:p>88,9%</text:p>
          </table:table-cell>
          <table:table-cell office:value-type="float" office:value="532126" table:style-name="ce46">
            <text:p>532.12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532181768767396" table:style-name="ce47">
            <text:p>91,5%</text:p>
          </table:table-cell>
          <table:table-cell office:value-type="percentage" office:value="0.8047919152688231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34" table:style-name="ce46">
            <text:p>164.334</text:p>
          </table:table-cell>
          <table:table-cell office:value-type="percentage" office:value="1" table:style-name="ce47">
            <text:p>100,0%</text:p>
          </table:table-cell>
          <table:table-cell office:value-type="float" office:value="213912" table:style-name="ce46">
            <text:p>213.912</text:p>
          </table:table-cell>
          <table:table-cell office:value-type="percentage" office:value="1" table:style-name="ce47">
            <text:p>100,0%</text:p>
          </table:table-cell>
          <table:table-cell office:value-type="float" office:value="278991" table:style-name="ce46">
            <text:p>278.991</text:p>
          </table:table-cell>
          <table:table-cell office:value-type="percentage" office:value="0.99597313998693415" table:style-name="ce47">
            <text:p>99,6%</text:p>
          </table:table-cell>
          <table:table-cell office:value-type="float" office:value="324725" table:style-name="ce46">
            <text:p>324.725</text:p>
          </table:table-cell>
          <table:table-cell office:value-type="percentage" office:value="0.95513814169782074" table:style-name="ce47">
            <text:p>95,5%</text:p>
          </table:table-cell>
          <table:table-cell office:value-type="float" office:value="322085" table:style-name="ce46">
            <text:p>322.085</text:p>
          </table:table-cell>
          <table:table-cell office:value-type="percentage" office:value="0.88941079658578481" table:style-name="ce47">
            <text:p>88,9%</text:p>
          </table:table-cell>
          <table:table-cell office:value-type="float" office:value="205338" table:style-name="ce46">
            <text:p>205.338</text:p>
          </table:table-cell>
          <table:table-cell office:value-type="percentage" office:value="0.78811558936528714" table:style-name="ce47">
            <text:p>78,8%</text:p>
          </table:table-cell>
          <table:table-cell office:value-type="float" office:value="166942" table:style-name="ce46">
            <text:p>166.942</text:p>
          </table:table-cell>
          <table:table-cell office:value-type="percentage" office:value="0.82835650560203244" table:style-name="ce47">
            <text:p>82,8%</text:p>
          </table:table-cell>
          <table:table-cell office:value-type="float" office:value="149506" table:style-name="ce46">
            <text:p>149.506</text:p>
          </table:table-cell>
          <table:table-cell office:value-type="percentage" office:value="0.88671814763412926" table:style-name="ce47">
            <text:p>88,7%</text:p>
          </table:table-cell>
          <table:table-cell office:value-type="float" office:value="1825833" table:style-name="ce46">
            <text:p>1.825.83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03051700578091" table:style-name="ce47">
            <text:p>92,0%</text:p>
          </table:table-cell>
          <table:table-cell office:value-type="percentage" office:value="0.82226062191286298" table:style-name="ce47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7" table:style-name="ce46">
            <text:p>2.407</text:p>
          </table:table-cell>
          <table:table-cell office:value-type="percentage" office:value="0.92399232245681384" table:style-name="ce47">
            <text:p>92,4%</text:p>
          </table:table-cell>
          <table:table-cell office:value-type="float" office:value="3904" table:style-name="ce46">
            <text:p>3.904</text:p>
          </table:table-cell>
          <table:table-cell office:value-type="percentage" office:value="0.90412227883279295" table:style-name="ce47">
            <text:p>90,4%</text:p>
          </table:table-cell>
          <table:table-cell office:value-type="float" office:value="7686" table:style-name="ce46">
            <text:p>7.686</text:p>
          </table:table-cell>
          <table:table-cell office:value-type="percentage" office:value="0.97823596792668954" table:style-name="ce47">
            <text:p>97,8%</text:p>
          </table:table-cell>
          <table:table-cell office:value-type="float" office:value="10628" table:style-name="ce46">
            <text:p>10.628</text:p>
          </table:table-cell>
          <table:table-cell office:value-type="percentage" office:value="0.91969539633091035" table:style-name="ce47">
            <text:p>92,0%</text:p>
          </table:table-cell>
          <table:table-cell office:value-type="float" office:value="11225" table:style-name="ce46">
            <text:p>11.225</text:p>
          </table:table-cell>
          <table:table-cell office:value-type="percentage" office:value="0.8879133048568264" table:style-name="ce47">
            <text:p>88,8%</text:p>
          </table:table-cell>
          <table:table-cell office:value-type="float" office:value="9366" table:style-name="ce46">
            <text:p>9.366</text:p>
          </table:table-cell>
          <table:table-cell office:value-type="percentage" office:value="0.78745586009752822" table:style-name="ce47">
            <text:p>78,7%</text:p>
          </table:table-cell>
          <table:table-cell office:value-type="float" office:value="9391" table:style-name="ce46">
            <text:p>9.391</text:p>
          </table:table-cell>
          <table:table-cell office:value-type="percentage" office:value="0.85629616121090546" table:style-name="ce47">
            <text:p>85,6%</text:p>
          </table:table-cell>
          <table:table-cell office:value-type="float" office:value="8706" table:style-name="ce46">
            <text:p>8.706</text:p>
          </table:table-cell>
          <table:table-cell office:value-type="percentage" office:value="0.95397764628533854" table:style-name="ce47">
            <text:p>95,4%</text:p>
          </table:table-cell>
          <table:table-cell office:value-type="float" office:value="63313" table:style-name="ce46">
            <text:p>63.31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217219756217858" table:style-name="ce47">
            <text:p>89,2%</text:p>
          </table:table-cell>
          <table:table-cell office:value-type="percentage" office:value="0.75191800669817821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6" table:style-name="ce46">
            <text:p>2.086</text:p>
          </table:table-cell>
          <table:table-cell office:value-type="percentage" office:value="0.88803746275010642" table:style-name="ce47">
            <text:p>88,8%</text:p>
          </table:table-cell>
          <table:table-cell office:value-type="float" office:value="3409" table:style-name="ce46">
            <text:p>3.409</text:p>
          </table:table-cell>
          <table:table-cell office:value-type="percentage" office:value="0.90955176093916756" table:style-name="ce47">
            <text:p>91,0%</text:p>
          </table:table-cell>
          <table:table-cell office:value-type="float" office:value="7452" table:style-name="ce46">
            <text:p>7.452</text:p>
          </table:table-cell>
          <table:table-cell office:value-type="percentage" office:value="0.95208892295898817" table:style-name="ce47">
            <text:p>95,2%</text:p>
          </table:table-cell>
          <table:table-cell office:value-type="float" office:value="10076" table:style-name="ce46">
            <text:p>10.076</text:p>
          </table:table-cell>
          <table:table-cell office:value-type="percentage" office:value="0.89176033277281175" table:style-name="ce47">
            <text:p>89,2%</text:p>
          </table:table-cell>
          <table:table-cell office:value-type="float" office:value="10521" table:style-name="ce46">
            <text:p>10.521</text:p>
          </table:table-cell>
          <table:table-cell office:value-type="percentage" office:value="0.8766038993501083" table:style-name="ce47">
            <text:p>87,7%</text:p>
          </table:table-cell>
          <table:table-cell office:value-type="float" office:value="9045" table:style-name="ce46">
            <text:p>9.045</text:p>
          </table:table-cell>
          <table:table-cell office:value-type="percentage" office:value="0.74548751339322505" table:style-name="ce47">
            <text:p>74,5%</text:p>
          </table:table-cell>
          <table:table-cell office:value-type="float" office:value="9278" table:style-name="ce46">
            <text:p>9.278</text:p>
          </table:table-cell>
          <table:table-cell office:value-type="percentage" office:value="0.77348895373072113" table:style-name="ce47">
            <text:p>77,3%</text:p>
          </table:table-cell>
          <table:table-cell office:value-type="float" office:value="8384" table:style-name="ce46">
            <text:p>8.384</text:p>
          </table:table-cell>
          <table:table-cell office:value-type="percentage" office:value="0.8757050344683518" table:style-name="ce47">
            <text:p>87,6%</text:p>
          </table:table-cell>
          <table:table-cell office:value-type="float" office:value="60251" table:style-name="ce46">
            <text:p>60.25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94790418317425" table:style-name="ce47">
            <text:p>84,9%</text:p>
          </table:table-cell>
          <table:table-cell office:value-type="percentage" office:value="0.6919357802379531" table:style-name="ce47">
            <text:p>6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4" table:style-name="ce49">
            <text:p>754</text:p>
          </table:table-cell>
          <table:table-cell office:value-type="string" table:style-name="ce50">
            <text:p>-</text:p>
          </table:table-cell>
          <table:table-cell office:value-type="float" office:value="1477" table:style-name="ce49">
            <text:p>1.477</text:p>
          </table:table-cell>
          <table:table-cell office:value-type="string" table:style-name="ce50">
            <text:p>-</text:p>
          </table:table-cell>
          <table:table-cell office:value-type="float" office:value="1752" table:style-name="ce49">
            <text:p>1.752</text:p>
          </table:table-cell>
          <table:table-cell office:value-type="string" table:style-name="ce50">
            <text:p>-</text:p>
          </table:table-cell>
          <table:table-cell office:value-type="float" office:value="1460" table:style-name="ce49">
            <text:p>1.460</text:p>
          </table:table-cell>
          <table:table-cell office:value-type="string" table:style-name="ce50">
            <text:p>-</text:p>
          </table:table-cell>
          <table:table-cell office:value-type="float" office:value="183" table:style-name="ce49">
            <text:p>183</text:p>
          </table:table-cell>
          <table:table-cell office:value-type="string" table:style-name="ce50">
            <text:p>-</text:p>
          </table:table-cell>
          <table:table-cell office:value-type="float" office:value="5952" table:style-name="ce49">
            <text:p>5.9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1974" table:style-name="ce53">
            <text:p>2.941.974</text:p>
          </table:table-cell>
          <table:table-cell office:value-type="percentage" office:value="1" table:style-name="ce54">
            <text:p>100,0%</text:p>
          </table:table-cell>
          <table:table-cell office:value-type="float" office:value="3950115" table:style-name="ce53">
            <text:p>3.950.115</text:p>
          </table:table-cell>
          <table:table-cell office:value-type="percentage" office:value="0.99749245273727949" table:style-name="ce54">
            <text:p>99,7%</text:p>
          </table:table-cell>
          <table:table-cell office:value-type="float" office:value="5294533" table:style-name="ce53">
            <text:p>5.294.533</text:p>
          </table:table-cell>
          <table:table-cell office:value-type="percentage" office:value="0.99204551033111199" table:style-name="ce54">
            <text:p>99,2%</text:p>
          </table:table-cell>
          <table:table-cell office:value-type="float" office:value="6706811" table:style-name="ce53">
            <text:p>6.706.811</text:p>
          </table:table-cell>
          <table:table-cell office:value-type="percentage" office:value="0.95357872954766931" table:style-name="ce54">
            <text:p>95,4%</text:p>
          </table:table-cell>
          <table:table-cell office:value-type="float" office:value="7023316" table:style-name="ce53">
            <text:p>7.023.316</text:p>
          </table:table-cell>
          <table:table-cell office:value-type="percentage" office:value="0.88995819298083556" table:style-name="ce54">
            <text:p>89,0%</text:p>
          </table:table-cell>
          <table:table-cell office:value-type="float" office:value="4970955" table:style-name="ce53">
            <text:p>4.970.955</text:p>
          </table:table-cell>
          <table:table-cell office:value-type="percentage" office:value="0.79785448870642883" table:style-name="ce54">
            <text:p>79,8%</text:p>
          </table:table-cell>
          <table:table-cell office:value-type="float" office:value="4068695" table:style-name="ce53">
            <text:p>4.068.695</text:p>
          </table:table-cell>
          <table:table-cell office:value-type="percentage" office:value="0.82284959066787466" table:style-name="ce54">
            <text:p>82,3%</text:p>
          </table:table-cell>
          <table:table-cell office:value-type="float" office:value="3400529" table:style-name="ce53">
            <text:p>3.400.529</text:p>
          </table:table-cell>
          <table:table-cell office:value-type="percentage" office:value="0.87446736506881761" table:style-name="ce54">
            <text:p>87,4%</text:p>
          </table:table-cell>
          <table:table-cell office:value-type="float" office:value="38356928" table:style-name="ce53">
            <text:p>38.356.92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066204996520994" table:style-name="ce54">
            <text:p>91,1%</text:p>
          </table:table-cell>
          <table:table-cell office:value-type="percentage" office:value="0.80835164089453082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82" table:style-name="ce43">
            <text:p>429.382</text:p>
          </table:table-cell>
          <table:table-cell office:value-type="percentage" office:value="1" table:style-name="ce44">
            <text:p>100,0%</text:p>
          </table:table-cell>
          <table:table-cell office:value-type="float" office:value="650419" table:style-name="ce43">
            <text:p>650.419</text:p>
          </table:table-cell>
          <table:table-cell office:value-type="percentage" office:value="1" table:style-name="ce44">
            <text:p>100,0%</text:p>
          </table:table-cell>
          <table:table-cell office:value-type="float" office:value="923175" table:style-name="ce43">
            <text:p>923.175</text:p>
          </table:table-cell>
          <table:table-cell office:value-type="percentage" office:value="1.0076712579968061" table:style-name="ce44">
            <text:p>100,8%</text:p>
          </table:table-cell>
          <table:table-cell office:value-type="float" office:value="1209201" table:style-name="ce43">
            <text:p>1.209.201</text:p>
          </table:table-cell>
          <table:table-cell office:value-type="percentage" office:value="0.95587425030888817" table:style-name="ce44">
            <text:p>95,6%</text:p>
          </table:table-cell>
          <table:table-cell office:value-type="float" office:value="1243090" table:style-name="ce43">
            <text:p>1.243.090</text:p>
          </table:table-cell>
          <table:table-cell office:value-type="percentage" office:value="0.89746403545123365" table:style-name="ce44">
            <text:p>89,7%</text:p>
          </table:table-cell>
          <table:table-cell office:value-type="float" office:value="916799" table:style-name="ce43">
            <text:p>916.799</text:p>
          </table:table-cell>
          <table:table-cell office:value-type="percentage" office:value="0.80405659624439907" table:style-name="ce44">
            <text:p>80,4%</text:p>
          </table:table-cell>
          <table:table-cell office:value-type="float" office:value="752728" table:style-name="ce43">
            <text:p>752.728</text:p>
          </table:table-cell>
          <table:table-cell office:value-type="percentage" office:value="0.81054236587298856" table:style-name="ce44">
            <text:p>81,1%</text:p>
          </table:table-cell>
          <table:table-cell office:value-type="float" office:value="661556" table:style-name="ce43">
            <text:p>661.556</text:p>
          </table:table-cell>
          <table:table-cell office:value-type="percentage" office:value="0.87866894583261945" table:style-name="ce44">
            <text:p>87,9%</text:p>
          </table:table-cell>
          <table:table-cell office:value-type="float" office:value="6786350" table:style-name="ce43">
            <text:p>6.786.35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67804172719313" table:style-name="ce44">
            <text:p>91,1%</text:p>
          </table:table-cell>
          <table:table-cell office:value-type="percentage" office:value="0.80175100193031745" table:style-name="ce44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55" table:style-name="ce46">
            <text:p>100.255</text:p>
          </table:table-cell>
          <table:table-cell office:value-type="percentage" office:value="1" table:style-name="ce47">
            <text:p>100,0%</text:p>
          </table:table-cell>
          <table:table-cell office:value-type="float" office:value="118806" table:style-name="ce46">
            <text:p>118.806</text:p>
          </table:table-cell>
          <table:table-cell office:value-type="percentage" office:value="0.99874742549703666" table:style-name="ce47">
            <text:p>99,9%</text:p>
          </table:table-cell>
          <table:table-cell office:value-type="float" office:value="152946" table:style-name="ce46">
            <text:p>152.946</text:p>
          </table:table-cell>
          <table:table-cell office:value-type="percentage" office:value="0.97812198225968394" table:style-name="ce47">
            <text:p>97,8%</text:p>
          </table:table-cell>
          <table:table-cell office:value-type="float" office:value="184549" table:style-name="ce46">
            <text:p>184.549</text:p>
          </table:table-cell>
          <table:table-cell office:value-type="percentage" office:value="0.93081516750224447" table:style-name="ce47">
            <text:p>93,1%</text:p>
          </table:table-cell>
          <table:table-cell office:value-type="float" office:value="186283" table:style-name="ce46">
            <text:p>186.283</text:p>
          </table:table-cell>
          <table:table-cell office:value-type="percentage" office:value="0.86666232443019775" table:style-name="ce47">
            <text:p>86,7%</text:p>
          </table:table-cell>
          <table:table-cell office:value-type="float" office:value="123790" table:style-name="ce46">
            <text:p>123.790</text:p>
          </table:table-cell>
          <table:table-cell office:value-type="percentage" office:value="0.75350303738602198" table:style-name="ce47">
            <text:p>75,4%</text:p>
          </table:table-cell>
          <table:table-cell office:value-type="float" office:value="101890" table:style-name="ce46">
            <text:p>101.890</text:p>
          </table:table-cell>
          <table:table-cell office:value-type="percentage" office:value="0.78135903865767897" table:style-name="ce47">
            <text:p>78,1%</text:p>
          </table:table-cell>
          <table:table-cell office:value-type="float" office:value="86483" table:style-name="ce46">
            <text:p>86.483</text:p>
          </table:table-cell>
          <table:table-cell office:value-type="percentage" office:value="0.83875316412728274" table:style-name="ce47">
            <text:p>83,9%</text:p>
          </table:table-cell>
          <table:table-cell office:value-type="float" office:value="1055002" table:style-name="ce46">
            <text:p>1.055.00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019638285628455" table:style-name="ce47">
            <text:p>89,0%</text:p>
          </table:table-cell>
          <table:table-cell office:value-type="percentage" office:value="0.79359797080016337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11" table:style-name="ce46">
            <text:p>88.21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5" table:style-name="ce46">
            <text:p>113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8" table:style-name="ce46">
            <text:p>147.428</text:p>
          </table:table-cell>
          <table:table-cell office:value-type="percentage" office:value="0.98513885547804236" table:style-name="ce47">
            <text:p>98,5%</text:p>
          </table:table-cell>
          <table:table-cell office:value-type="float" office:value="152597" table:style-name="ce46">
            <text:p>152.597</text:p>
          </table:table-cell>
          <table:table-cell office:value-type="percentage" office:value="0.93822127947370038" table:style-name="ce47">
            <text:p>93,8%</text:p>
          </table:table-cell>
          <table:table-cell office:value-type="float" office:value="149963" table:style-name="ce46">
            <text:p>149.963</text:p>
          </table:table-cell>
          <table:table-cell office:value-type="percentage" office:value="0.89801967747151079" table:style-name="ce47">
            <text:p>89,8%</text:p>
          </table:table-cell>
          <table:table-cell office:value-type="float" office:value="89791" table:style-name="ce46">
            <text:p>89.791</text:p>
          </table:table-cell>
          <table:table-cell office:value-type="percentage" office:value="0.78453661392211516" table:style-name="ce47">
            <text:p>78,5%</text:p>
          </table:table-cell>
          <table:table-cell office:value-type="float" office:value="65407" table:style-name="ce46">
            <text:p>65.407</text:p>
          </table:table-cell>
          <table:table-cell office:value-type="percentage" office:value="0.82677503760538984" table:style-name="ce47">
            <text:p>82,7%</text:p>
          </table:table-cell>
          <table:table-cell office:value-type="float" office:value="59801" table:style-name="ce46">
            <text:p>59.801</text:p>
          </table:table-cell>
          <table:table-cell office:value-type="percentage" office:value="0.93439062500000003" table:style-name="ce47">
            <text:p>93,4%</text:p>
          </table:table-cell>
          <table:table-cell office:value-type="float" office:value="867163" table:style-name="ce46">
            <text:p>867.16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51261394091833" table:style-name="ce47">
            <text:p>92,9%</text:p>
          </table:table-cell>
          <table:table-cell office:value-type="percentage" office:value="0.85117453748782868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76" table:style-name="ce46">
            <text:p>51.076</text:p>
          </table:table-cell>
          <table:table-cell office:value-type="percentage" office:value="1" table:style-name="ce47">
            <text:p>100,0%</text:p>
          </table:table-cell>
          <table:table-cell office:value-type="float" office:value="79041" table:style-name="ce46">
            <text:p>79.041</text:p>
          </table:table-cell>
          <table:table-cell office:value-type="percentage" office:value="0.98168065974464702" table:style-name="ce47">
            <text:p>98,2%</text:p>
          </table:table-cell>
          <table:table-cell office:value-type="float" office:value="109733" table:style-name="ce46">
            <text:p>109.733</text:p>
          </table:table-cell>
          <table:table-cell office:value-type="percentage" office:value="0.9360408083186188" table:style-name="ce47">
            <text:p>93,6%</text:p>
          </table:table-cell>
          <table:table-cell office:value-type="float" office:value="149398" table:style-name="ce46">
            <text:p>149.398</text:p>
          </table:table-cell>
          <table:table-cell office:value-type="percentage" office:value="0.90108988703052528" table:style-name="ce47">
            <text:p>90,1%</text:p>
          </table:table-cell>
          <table:table-cell office:value-type="float" office:value="166670" table:style-name="ce46">
            <text:p>166.670</text:p>
          </table:table-cell>
          <table:table-cell office:value-type="percentage" office:value="0.80840269289719269" table:style-name="ce47">
            <text:p>80,8%</text:p>
          </table:table-cell>
          <table:table-cell office:value-type="float" office:value="125486" table:style-name="ce46">
            <text:p>125.486</text:p>
          </table:table-cell>
          <table:table-cell office:value-type="percentage" office:value="0.68877581825267442" table:style-name="ce47">
            <text:p>68,9%</text:p>
          </table:table-cell>
          <table:table-cell office:value-type="float" office:value="95739" table:style-name="ce46">
            <text:p>95.739</text:p>
          </table:table-cell>
          <table:table-cell office:value-type="percentage" office:value="0.69405257282046073" table:style-name="ce47">
            <text:p>69,4%</text:p>
          </table:table-cell>
          <table:table-cell office:value-type="float" office:value="74056" table:style-name="ce46">
            <text:p>74.056</text:p>
          </table:table-cell>
          <table:table-cell office:value-type="percentage" office:value="0.77561793045664018" table:style-name="ce47">
            <text:p>77,6%</text:p>
          </table:table-cell>
          <table:table-cell office:value-type="float" office:value="851199" table:style-name="ce46">
            <text:p>851.19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252018858462006" table:style-name="ce47">
            <text:p>82,3%</text:p>
          </table:table-cell>
          <table:table-cell office:value-type="percentage" office:value="0.72656231994899034" table:style-name="ce47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10" table:style-name="ce46">
            <text:p>92.110</text:p>
          </table:table-cell>
          <table:table-cell office:value-type="percentage" office:value="1" table:style-name="ce47">
            <text:p>100,0%</text:p>
          </table:table-cell>
          <table:table-cell office:value-type="float" office:value="150506" table:style-name="ce46">
            <text:p>150.506</text:p>
          </table:table-cell>
          <table:table-cell office:value-type="percentage" office:value="0.97395344623408897" table:style-name="ce47">
            <text:p>97,4%</text:p>
          </table:table-cell>
          <table:table-cell office:value-type="float" office:value="221424" table:style-name="ce46">
            <text:p>221.424</text:p>
          </table:table-cell>
          <table:table-cell office:value-type="percentage" office:value="0.94186105864937986" table:style-name="ce47">
            <text:p>94,2%</text:p>
          </table:table-cell>
          <table:table-cell office:value-type="float" office:value="319130" table:style-name="ce46">
            <text:p>319.130</text:p>
          </table:table-cell>
          <table:table-cell office:value-type="percentage" office:value="0.91046811521431503" table:style-name="ce47">
            <text:p>91,0%</text:p>
          </table:table-cell>
          <table:table-cell office:value-type="float" office:value="315065" table:style-name="ce46">
            <text:p>315.065</text:p>
          </table:table-cell>
          <table:table-cell office:value-type="percentage" office:value="0.81218228312762297" table:style-name="ce47">
            <text:p>81,2%</text:p>
          </table:table-cell>
          <table:table-cell office:value-type="float" office:value="224322" table:style-name="ce46">
            <text:p>224.322</text:p>
          </table:table-cell>
          <table:table-cell office:value-type="percentage" office:value="0.72144570873561586" table:style-name="ce47">
            <text:p>72,1%</text:p>
          </table:table-cell>
          <table:table-cell office:value-type="float" office:value="180676" table:style-name="ce46">
            <text:p>180.676</text:p>
          </table:table-cell>
          <table:table-cell office:value-type="percentage" office:value="0.7176859399081621" table:style-name="ce47">
            <text:p>71,8%</text:p>
          </table:table-cell>
          <table:table-cell office:value-type="float" office:value="147132" table:style-name="ce46">
            <text:p>147.132</text:p>
          </table:table-cell>
          <table:table-cell office:value-type="percentage" office:value="0.81832288636629091" table:style-name="ce47">
            <text:p>81,8%</text:p>
          </table:table-cell>
          <table:table-cell office:value-type="float" office:value="1650365" table:style-name="ce46">
            <text:p>1.650.36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69057729243657" table:style-name="ce47">
            <text:p>84,2%</text:p>
          </table:table-cell>
          <table:table-cell office:value-type="percentage" office:value="0.75845652845283351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14" table:style-name="ce46">
            <text:p>42.114</text:p>
          </table:table-cell>
          <table:table-cell office:value-type="percentage" office:value="1" table:style-name="ce47">
            <text:p>100,0%</text:p>
          </table:table-cell>
          <table:table-cell office:value-type="float" office:value="55868" table:style-name="ce46">
            <text:p>55.868</text:p>
          </table:table-cell>
          <table:table-cell office:value-type="percentage" office:value="1" table:style-name="ce47">
            <text:p>100,0%</text:p>
          </table:table-cell>
          <table:table-cell office:value-type="float" office:value="76439" table:style-name="ce46">
            <text:p>76.439</text:p>
          </table:table-cell>
          <table:table-cell office:value-type="percentage" office:value="0.98828624991919323" table:style-name="ce47">
            <text:p>98,8%</text:p>
          </table:table-cell>
          <table:table-cell office:value-type="float" office:value="83877" table:style-name="ce46">
            <text:p>83.877</text:p>
          </table:table-cell>
          <table:table-cell office:value-type="percentage" office:value="0.93233960250766978" table:style-name="ce47">
            <text:p>93,2%</text:p>
          </table:table-cell>
          <table:table-cell office:value-type="float" office:value="87143" table:style-name="ce46">
            <text:p>87.143</text:p>
          </table:table-cell>
          <table:table-cell office:value-type="percentage" office:value="0.89131524307295773" table:style-name="ce47">
            <text:p>89,1%</text:p>
          </table:table-cell>
          <table:table-cell office:value-type="float" office:value="54465" table:style-name="ce46">
            <text:p>54.465</text:p>
          </table:table-cell>
          <table:table-cell office:value-type="percentage" office:value="0.77284917628027761" table:style-name="ce47">
            <text:p>77,3%</text:p>
          </table:table-cell>
          <table:table-cell office:value-type="float" office:value="40816" table:style-name="ce46">
            <text:p>40.816</text:p>
          </table:table-cell>
          <table:table-cell office:value-type="percentage" office:value="0.80815760815760818" table:style-name="ce47">
            <text:p>80,8%</text:p>
          </table:table-cell>
          <table:table-cell office:value-type="float" office:value="39322" table:style-name="ce46">
            <text:p>39.322</text:p>
          </table:table-cell>
          <table:table-cell office:value-type="percentage" office:value="0.89443395582649043" table:style-name="ce47">
            <text:p>89,4%</text:p>
          </table:table-cell>
          <table:table-cell office:value-type="float" office:value="480044" table:style-name="ce46">
            <text:p>480.04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589252223220707" table:style-name="ce47">
            <text:p>91,6%</text:p>
          </table:table-cell>
          <table:table-cell office:value-type="percentage" office:value="0.8235372830907266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463" table:style-name="ce46">
            <text:p>227.463</text:p>
          </table:table-cell>
          <table:table-cell office:value-type="percentage" office:value="1" table:style-name="ce47">
            <text:p>100,0%</text:p>
          </table:table-cell>
          <table:table-cell office:value-type="float" office:value="249720" table:style-name="ce46">
            <text:p>249.720</text:p>
          </table:table-cell>
          <table:table-cell office:value-type="percentage" office:value="1" table:style-name="ce47">
            <text:p>100,0%</text:p>
          </table:table-cell>
          <table:table-cell office:value-type="float" office:value="318831" table:style-name="ce46">
            <text:p>318.831</text:p>
          </table:table-cell>
          <table:table-cell office:value-type="percentage" office:value="1.0008035784352194" table:style-name="ce47">
            <text:p>100,1%</text:p>
          </table:table-cell>
          <table:table-cell office:value-type="float" office:value="349887" table:style-name="ce46">
            <text:p>349.887</text:p>
          </table:table-cell>
          <table:table-cell office:value-type="percentage" office:value="0.91791696727225025" table:style-name="ce47">
            <text:p>91,8%</text:p>
          </table:table-cell>
          <table:table-cell office:value-type="float" office:value="317304" table:style-name="ce46">
            <text:p>317.304</text:p>
          </table:table-cell>
          <table:table-cell office:value-type="percentage" office:value="0.87338186922833427" table:style-name="ce47">
            <text:p>87,3%</text:p>
          </table:table-cell>
          <table:table-cell office:value-type="float" office:value="208724" table:style-name="ce46">
            <text:p>208.724</text:p>
          </table:table-cell>
          <table:table-cell office:value-type="percentage" office:value="0.77945201898552186" table:style-name="ce47">
            <text:p>77,9%</text:p>
          </table:table-cell>
          <table:table-cell office:value-type="float" office:value="168825" table:style-name="ce46">
            <text:p>168.825</text:p>
          </table:table-cell>
          <table:table-cell office:value-type="percentage" office:value="0.800095731874923" table:style-name="ce47">
            <text:p>80,0%</text:p>
          </table:table-cell>
          <table:table-cell office:value-type="float" office:value="137166" table:style-name="ce46">
            <text:p>137.166</text:p>
          </table:table-cell>
          <table:table-cell office:value-type="percentage" office:value="0.82958957796567112" table:style-name="ce47">
            <text:p>83,0%</text:p>
          </table:table-cell>
          <table:table-cell office:value-type="float" office:value="1977920" table:style-name="ce46">
            <text:p>1.977.92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886491598173558" table:style-name="ce47">
            <text:p>90,9%</text:p>
          </table:table-cell>
          <table:table-cell office:value-type="percentage" office:value="0.82588213876216221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57" table:style-name="ce46">
            <text:p>136.757</text:p>
          </table:table-cell>
          <table:table-cell office:value-type="percentage" office:value="1" table:style-name="ce47">
            <text:p>100,0%</text:p>
          </table:table-cell>
          <table:table-cell office:value-type="float" office:value="157557" table:style-name="ce46">
            <text:p>157.557</text:p>
          </table:table-cell>
          <table:table-cell office:value-type="percentage" office:value="0.990295472687161" table:style-name="ce47">
            <text:p>99,0%</text:p>
          </table:table-cell>
          <table:table-cell office:value-type="float" office:value="217110" table:style-name="ce46">
            <text:p>217.110</text:p>
          </table:table-cell>
          <table:table-cell office:value-type="percentage" office:value="0.99389317170533409" table:style-name="ce47">
            <text:p>99,4%</text:p>
          </table:table-cell>
          <table:table-cell office:value-type="float" office:value="277989" table:style-name="ce46">
            <text:p>277.989</text:p>
          </table:table-cell>
          <table:table-cell office:value-type="percentage" office:value="0.90409395143717597" table:style-name="ce47">
            <text:p>90,4%</text:p>
          </table:table-cell>
          <table:table-cell office:value-type="float" office:value="276829" table:style-name="ce46">
            <text:p>276.829</text:p>
          </table:table-cell>
          <table:table-cell office:value-type="percentage" office:value="0.83734063308177431" table:style-name="ce47">
            <text:p>83,7%</text:p>
          </table:table-cell>
          <table:table-cell office:value-type="float" office:value="196324" table:style-name="ce46">
            <text:p>196.324</text:p>
          </table:table-cell>
          <table:table-cell office:value-type="percentage" office:value="0.73833494420855883" table:style-name="ce47">
            <text:p>73,8%</text:p>
          </table:table-cell>
          <table:table-cell office:value-type="float" office:value="163658" table:style-name="ce46">
            <text:p>163.658</text:p>
          </table:table-cell>
          <table:table-cell office:value-type="percentage" office:value="0.75041840716404773" table:style-name="ce47">
            <text:p>75,0%</text:p>
          </table:table-cell>
          <table:table-cell office:value-type="float" office:value="144152" table:style-name="ce46">
            <text:p>144.152</text:p>
          </table:table-cell>
          <table:table-cell office:value-type="percentage" office:value="0.82859310693674848" table:style-name="ce47">
            <text:p>82,9%</text:p>
          </table:table-cell>
          <table:table-cell office:value-type="float" office:value="1570376" table:style-name="ce46">
            <text:p>1.570.37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19432281577014" table:style-name="ce47">
            <text:p>86,8%</text:p>
          </table:table-cell>
          <table:table-cell office:value-type="percentage" office:value="0.76782704656367207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702" table:style-name="ce46">
            <text:p>453.702</text:p>
          </table:table-cell>
          <table:table-cell office:value-type="percentage" office:value="1" table:style-name="ce47">
            <text:p>100,0%</text:p>
          </table:table-cell>
          <table:table-cell office:value-type="float" office:value="615091" table:style-name="ce46">
            <text:p>615.091</text:p>
          </table:table-cell>
          <table:table-cell office:value-type="percentage" office:value="0.96820202363637509" table:style-name="ce47">
            <text:p>96,8%</text:p>
          </table:table-cell>
          <table:table-cell office:value-type="float" office:value="789685" table:style-name="ce46">
            <text:p>789.685</text:p>
          </table:table-cell>
          <table:table-cell office:value-type="percentage" office:value="0.9428128999598846" table:style-name="ce47">
            <text:p>94,3%</text:p>
          </table:table-cell>
          <table:table-cell office:value-type="float" office:value="1018536" table:style-name="ce46">
            <text:p>1.018.536</text:p>
          </table:table-cell>
          <table:table-cell office:value-type="percentage" office:value="0.93291322427595302" table:style-name="ce47">
            <text:p>93,3%</text:p>
          </table:table-cell>
          <table:table-cell office:value-type="float" office:value="1118346" table:style-name="ce46">
            <text:p>1.118.346</text:p>
          </table:table-cell>
          <table:table-cell office:value-type="percentage" office:value="0.84931972918272569" table:style-name="ce47">
            <text:p>84,9%</text:p>
          </table:table-cell>
          <table:table-cell office:value-type="float" office:value="766099" table:style-name="ce46">
            <text:p>766.099</text:p>
          </table:table-cell>
          <table:table-cell office:value-type="percentage" office:value="0.73335330808728649" table:style-name="ce47">
            <text:p>73,3%</text:p>
          </table:table-cell>
          <table:table-cell office:value-type="float" office:value="627415" table:style-name="ce46">
            <text:p>627.415</text:p>
          </table:table-cell>
          <table:table-cell office:value-type="percentage" office:value="0.74787081239905351" table:style-name="ce47">
            <text:p>74,8%</text:p>
          </table:table-cell>
          <table:table-cell office:value-type="float" office:value="524958" table:style-name="ce46">
            <text:p>524.958</text:p>
          </table:table-cell>
          <table:table-cell office:value-type="percentage" office:value="0.80003840491582923" table:style-name="ce47">
            <text:p>80,0%</text:p>
          </table:table-cell>
          <table:table-cell office:value-type="float" office:value="5913832" table:style-name="ce46">
            <text:p>5.913.83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102533938232706" table:style-name="ce47">
            <text:p>86,1%</text:p>
          </table:table-cell>
          <table:table-cell office:value-type="percentage" office:value="0.7600858507554612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53" table:style-name="ce46">
            <text:p>77.553</text:p>
          </table:table-cell>
          <table:table-cell office:value-type="percentage" office:value="1" table:style-name="ce47">
            <text:p>100,0%</text:p>
          </table:table-cell>
          <table:table-cell office:value-type="float" office:value="95560" table:style-name="ce46">
            <text:p>95.560</text:p>
          </table:table-cell>
          <table:table-cell office:value-type="percentage" office:value="1" table:style-name="ce47">
            <text:p>100,0%</text:p>
          </table:table-cell>
          <table:table-cell office:value-type="float" office:value="131820" table:style-name="ce46">
            <text:p>131.820</text:p>
          </table:table-cell>
          <table:table-cell office:value-type="percentage" office:value="1.0520603047159949" table:style-name="ce47">
            <text:p>105,2%</text:p>
          </table:table-cell>
          <table:table-cell office:value-type="float" office:value="160496" table:style-name="ce46">
            <text:p>160.496</text:p>
          </table:table-cell>
          <table:table-cell office:value-type="percentage" office:value="0.94846822995461422" table:style-name="ce47">
            <text:p>94,8%</text:p>
          </table:table-cell>
          <table:table-cell office:value-type="float" office:value="144744" table:style-name="ce46">
            <text:p>144.744</text:p>
          </table:table-cell>
          <table:table-cell office:value-type="percentage" office:value="0.9075200321015211" table:style-name="ce47">
            <text:p>90,8%</text:p>
          </table:table-cell>
          <table:table-cell office:value-type="float" office:value="111170" table:style-name="ce46">
            <text:p>111.170</text:p>
          </table:table-cell>
          <table:table-cell office:value-type="percentage" office:value="0.83286509488383942" table:style-name="ce47">
            <text:p>83,3%</text:p>
          </table:table-cell>
          <table:table-cell office:value-type="float" office:value="91136" table:style-name="ce46">
            <text:p>91.136</text:p>
          </table:table-cell>
          <table:table-cell office:value-type="percentage" office:value="0.80423579244617016" table:style-name="ce47">
            <text:p>80,4%</text:p>
          </table:table-cell>
          <table:table-cell office:value-type="float" office:value="75576" table:style-name="ce46">
            <text:p>75.576</text:p>
          </table:table-cell>
          <table:table-cell office:value-type="percentage" office:value="0.89175221238938052" table:style-name="ce47">
            <text:p>89,2%</text:p>
          </table:table-cell>
          <table:table-cell office:value-type="float" office:value="888055" table:style-name="ce46">
            <text:p>888.05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142493945588434" table:style-name="ce47">
            <text:p>93,1%</text:p>
          </table:table-cell>
          <table:table-cell office:value-type="percentage" office:value="0.83464835566599971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72" table:style-name="ce46">
            <text:p>240.872</text:p>
          </table:table-cell>
          <table:table-cell office:value-type="percentage" office:value="1" table:style-name="ce47">
            <text:p>100,0%</text:p>
          </table:table-cell>
          <table:table-cell office:value-type="float" office:value="290294" table:style-name="ce46">
            <text:p>290.294</text:p>
          </table:table-cell>
          <table:table-cell office:value-type="percentage" office:value="1" table:style-name="ce47">
            <text:p>100,0%</text:p>
          </table:table-cell>
          <table:table-cell office:value-type="float" office:value="345406" table:style-name="ce46">
            <text:p>345.406</text:p>
          </table:table-cell>
          <table:table-cell office:value-type="percentage" office:value="0.99561579237130582" table:style-name="ce47">
            <text:p>99,6%</text:p>
          </table:table-cell>
          <table:table-cell office:value-type="float" office:value="389597" table:style-name="ce46">
            <text:p>389.597</text:p>
          </table:table-cell>
          <table:table-cell office:value-type="percentage" office:value="0.95986094720477766" table:style-name="ce47">
            <text:p>96,0%</text:p>
          </table:table-cell>
          <table:table-cell office:value-type="float" office:value="406278" table:style-name="ce46">
            <text:p>406.278</text:p>
          </table:table-cell>
          <table:table-cell office:value-type="percentage" office:value="0.91664880499795809" table:style-name="ce47">
            <text:p>91,7%</text:p>
          </table:table-cell>
          <table:table-cell office:value-type="float" office:value="261368" table:style-name="ce46">
            <text:p>261.368</text:p>
          </table:table-cell>
          <table:table-cell office:value-type="percentage" office:value="0.80816801068619204" table:style-name="ce47">
            <text:p>80,8%</text:p>
          </table:table-cell>
          <table:table-cell office:value-type="float" office:value="195809" table:style-name="ce46">
            <text:p>195.809</text:p>
          </table:table-cell>
          <table:table-cell office:value-type="percentage" office:value="0.84772773518168165" table:style-name="ce47">
            <text:p>84,8%</text:p>
          </table:table-cell>
          <table:table-cell office:value-type="float" office:value="167005" table:style-name="ce46">
            <text:p>167.005</text:p>
          </table:table-cell>
          <table:table-cell office:value-type="percentage" office:value="0.92776947563150325" table:style-name="ce47">
            <text:p>92,8%</text:p>
          </table:table-cell>
          <table:table-cell office:value-type="float" office:value="2296629" table:style-name="ce46">
            <text:p>2.296.62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68213772516329" table:style-name="ce47">
            <text:p>93,6%</text:p>
          </table:table-cell>
          <table:table-cell office:value-type="percentage" office:value="0.85003066452638021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6" table:style-name="ce46">
            <text:p>23.176</text:p>
          </table:table-cell>
          <table:table-cell office:value-type="percentage" office:value="1" table:style-name="ce47">
            <text:p>100,0%</text:p>
          </table:table-cell>
          <table:table-cell office:value-type="float" office:value="28576" table:style-name="ce46">
            <text:p>28.576</text:p>
          </table:table-cell>
          <table:table-cell office:value-type="percentage" office:value="1" table:style-name="ce47">
            <text:p>100,0%</text:p>
          </table:table-cell>
          <table:table-cell office:value-type="float" office:value="37549" table:style-name="ce46">
            <text:p>37.549</text:p>
          </table:table-cell>
          <table:table-cell office:value-type="percentage" office:value="0.99551938066705548" table:style-name="ce47">
            <text:p>99,6%</text:p>
          </table:table-cell>
          <table:table-cell office:value-type="float" office:value="44879" table:style-name="ce46">
            <text:p>44.879</text:p>
          </table:table-cell>
          <table:table-cell office:value-type="percentage" office:value="0.94157015777106412" table:style-name="ce47">
            <text:p>94,2%</text:p>
          </table:table-cell>
          <table:table-cell office:value-type="float" office:value="47029" table:style-name="ce46">
            <text:p>47.029</text:p>
          </table:table-cell>
          <table:table-cell office:value-type="percentage" office:value="0.88822785049200148" table:style-name="ce47">
            <text:p>88,8%</text:p>
          </table:table-cell>
          <table:table-cell office:value-type="float" office:value="30766" table:style-name="ce46">
            <text:p>30.766</text:p>
          </table:table-cell>
          <table:table-cell office:value-type="percentage" office:value="0.7824715786261095" table:style-name="ce47">
            <text:p>78,2%</text:p>
          </table:table-cell>
          <table:table-cell office:value-type="float" office:value="23667" table:style-name="ce46">
            <text:p>23.667</text:p>
          </table:table-cell>
          <table:table-cell office:value-type="percentage" office:value="0.77703723159760985" table:style-name="ce47">
            <text:p>77,7%</text:p>
          </table:table-cell>
          <table:table-cell office:value-type="float" office:value="21659" table:style-name="ce46">
            <text:p>21.659</text:p>
          </table:table-cell>
          <table:table-cell office:value-type="percentage" office:value="0.84830800563998121" table:style-name="ce47">
            <text:p>84,8%</text:p>
          </table:table-cell>
          <table:table-cell office:value-type="float" office:value="257301" table:style-name="ce46">
            <text:p>257.30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608514983977184" table:style-name="ce47">
            <text:p>90,6%</text:p>
          </table:table-cell>
          <table:table-cell office:value-type="percentage" office:value="0.8042817757272267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758" table:style-name="ce46">
            <text:p>371.758</text:p>
          </table:table-cell>
          <table:table-cell office:value-type="percentage" office:value="1" table:style-name="ce47">
            <text:p>100,0%</text:p>
          </table:table-cell>
          <table:table-cell office:value-type="float" office:value="510074" table:style-name="ce46">
            <text:p>510.074</text:p>
          </table:table-cell>
          <table:table-cell office:value-type="percentage" office:value="0.96957312657176364" table:style-name="ce47">
            <text:p>97,0%</text:p>
          </table:table-cell>
          <table:table-cell office:value-type="float" office:value="678305" table:style-name="ce46">
            <text:p>678.305</text:p>
          </table:table-cell>
          <table:table-cell office:value-type="percentage" office:value="0.96442886127710881" table:style-name="ce47">
            <text:p>96,4%</text:p>
          </table:table-cell>
          <table:table-cell office:value-type="float" office:value="937533" table:style-name="ce46">
            <text:p>937.533</text:p>
          </table:table-cell>
          <table:table-cell office:value-type="percentage" office:value="0.96376375820712323" table:style-name="ce47">
            <text:p>96,4%</text:p>
          </table:table-cell>
          <table:table-cell office:value-type="float" office:value="1021396" table:style-name="ce46">
            <text:p>1.021.396</text:p>
          </table:table-cell>
          <table:table-cell office:value-type="percentage" office:value="0.87600463476364332" table:style-name="ce47">
            <text:p>87,6%</text:p>
          </table:table-cell>
          <table:table-cell office:value-type="float" office:value="735862" table:style-name="ce46">
            <text:p>735.862</text:p>
          </table:table-cell>
          <table:table-cell office:value-type="percentage" office:value="0.77488521966218782" table:style-name="ce47">
            <text:p>77,5%</text:p>
          </table:table-cell>
          <table:table-cell office:value-type="float" office:value="588261" table:style-name="ce46">
            <text:p>588.261</text:p>
          </table:table-cell>
          <table:table-cell office:value-type="percentage" office:value="0.79229738375029457" table:style-name="ce47">
            <text:p>79,2%</text:p>
          </table:table-cell>
          <table:table-cell office:value-type="float" office:value="450660" table:style-name="ce46">
            <text:p>450.660</text:p>
          </table:table-cell>
          <table:table-cell office:value-type="percentage" office:value="0.81413876453819223" table:style-name="ce47">
            <text:p>81,4%</text:p>
          </table:table-cell>
          <table:table-cell office:value-type="float" office:value="5293849" table:style-name="ce46">
            <text:p>5.293.84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556453505615729" table:style-name="ce47">
            <text:p>88,6%</text:p>
          </table:table-cell>
          <table:table-cell office:value-type="percentage" office:value="0.78081658576070878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7" table:style-name="ce46">
            <text:p>73.247</text:p>
          </table:table-cell>
          <table:table-cell office:value-type="percentage" office:value="1" table:style-name="ce47">
            <text:p>100,0%</text:p>
          </table:table-cell>
          <table:table-cell office:value-type="float" office:value="102577" table:style-name="ce46">
            <text:p>102.577</text:p>
          </table:table-cell>
          <table:table-cell office:value-type="percentage" office:value="0.99687071788841486" table:style-name="ce47">
            <text:p>99,7%</text:p>
          </table:table-cell>
          <table:table-cell office:value-type="float" office:value="146133" table:style-name="ce46">
            <text:p>146.133</text:p>
          </table:table-cell>
          <table:table-cell office:value-type="percentage" office:value="0.99471781851350161" table:style-name="ce47">
            <text:p>99,5%</text:p>
          </table:table-cell>
          <table:table-cell office:value-type="float" office:value="205540" table:style-name="ce46">
            <text:p>205.540</text:p>
          </table:table-cell>
          <table:table-cell office:value-type="percentage" office:value="0.96381813407360173" table:style-name="ce47">
            <text:p>96,4%</text:p>
          </table:table-cell>
          <table:table-cell office:value-type="float" office:value="228167" table:style-name="ce46">
            <text:p>228.167</text:p>
          </table:table-cell>
          <table:table-cell office:value-type="percentage" office:value="0.89774037307648424" table:style-name="ce47">
            <text:p>89,8%</text:p>
          </table:table-cell>
          <table:table-cell office:value-type="float" office:value="163590" table:style-name="ce46">
            <text:p>163.590</text:p>
          </table:table-cell>
          <table:table-cell office:value-type="percentage" office:value="0.78271603756883867" table:style-name="ce47">
            <text:p>78,3%</text:p>
          </table:table-cell>
          <table:table-cell office:value-type="float" office:value="136951" table:style-name="ce46">
            <text:p>136.951</text:p>
          </table:table-cell>
          <table:table-cell office:value-type="percentage" office:value="0.79508034926385207" table:style-name="ce47">
            <text:p>79,5%</text:p>
          </table:table-cell>
          <table:table-cell office:value-type="float" office:value="118000" table:style-name="ce46">
            <text:p>118.000</text:p>
          </table:table-cell>
          <table:table-cell office:value-type="percentage" office:value="0.83160669231961892" table:style-name="ce47">
            <text:p>83,2%</text:p>
          </table:table-cell>
          <table:table-cell office:value-type="float" office:value="1174205" table:style-name="ce46">
            <text:p>1.174.20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624596511662524" table:style-name="ce47">
            <text:p>89,6%</text:p>
          </table:table-cell>
          <table:table-cell office:value-type="percentage" office:value="0.77697549910636954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9" table:style-name="ce46">
            <text:p>42.149</text:p>
          </table:table-cell>
          <table:table-cell office:value-type="percentage" office:value="1" table:style-name="ce47">
            <text:p>100,0%</text:p>
          </table:table-cell>
          <table:table-cell office:value-type="float" office:value="55776" table:style-name="ce46">
            <text:p>55.776</text:p>
          </table:table-cell>
          <table:table-cell office:value-type="percentage" office:value="0.99971322053340983" table:style-name="ce47">
            <text:p>100,0%</text:p>
          </table:table-cell>
          <table:table-cell office:value-type="float" office:value="71789" table:style-name="ce46">
            <text:p>71.789</text:p>
          </table:table-cell>
          <table:table-cell office:value-type="percentage" office:value="0.97217106332268022" table:style-name="ce47">
            <text:p>97,2%</text:p>
          </table:table-cell>
          <table:table-cell office:value-type="float" office:value="91490" table:style-name="ce46">
            <text:p>91.490</text:p>
          </table:table-cell>
          <table:table-cell office:value-type="percentage" office:value="0.94618073510248824" table:style-name="ce47">
            <text:p>94,6%</text:p>
          </table:table-cell>
          <table:table-cell office:value-type="float" office:value="94816" table:style-name="ce46">
            <text:p>94.816</text:p>
          </table:table-cell>
          <table:table-cell office:value-type="percentage" office:value="0.87790966833947515" table:style-name="ce47">
            <text:p>87,8%</text:p>
          </table:table-cell>
          <table:table-cell office:value-type="float" office:value="63477" table:style-name="ce46">
            <text:p>63.477</text:p>
          </table:table-cell>
          <table:table-cell office:value-type="percentage" office:value="0.78038135749499027" table:style-name="ce47">
            <text:p>78,0%</text:p>
          </table:table-cell>
          <table:table-cell office:value-type="float" office:value="56345" table:style-name="ce46">
            <text:p>56.345</text:p>
          </table:table-cell>
          <table:table-cell office:value-type="percentage" office:value="0.82705828819704374" table:style-name="ce47">
            <text:p>82,7%</text:p>
          </table:table-cell>
          <table:table-cell office:value-type="float" office:value="49041" table:style-name="ce46">
            <text:p>49.041</text:p>
          </table:table-cell>
          <table:table-cell office:value-type="percentage" office:value="0.8697063204937221" table:style-name="ce47">
            <text:p>87,0%</text:p>
          </table:table-cell>
          <table:table-cell office:value-type="float" office:value="524883" table:style-name="ce46">
            <text:p>524.88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286297161454121" table:style-name="ce47">
            <text:p>90,3%</text:p>
          </table:table-cell>
          <table:table-cell office:value-type="percentage" office:value="0.79383754009773189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08" table:style-name="ce46">
            <text:p>162.008</text:p>
          </table:table-cell>
          <table:table-cell office:value-type="percentage" office:value="1.0256916745805635" table:style-name="ce47">
            <text:p>102,6%</text:p>
          </table:table-cell>
          <table:table-cell office:value-type="float" office:value="212246" table:style-name="ce46">
            <text:p>212.246</text:p>
          </table:table-cell>
          <table:table-cell office:value-type="percentage" office:value="0.9960813024155134" table:style-name="ce47">
            <text:p>99,6%</text:p>
          </table:table-cell>
          <table:table-cell office:value-type="float" office:value="273526" table:style-name="ce46">
            <text:p>273.526</text:p>
          </table:table-cell>
          <table:table-cell office:value-type="percentage" office:value="0.97646357440944742" table:style-name="ce47">
            <text:p>97,6%</text:p>
          </table:table-cell>
          <table:table-cell office:value-type="float" office:value="321227" table:style-name="ce46">
            <text:p>321.227</text:p>
          </table:table-cell>
          <table:table-cell office:value-type="percentage" office:value="0.94484921038776148" table:style-name="ce47">
            <text:p>94,5%</text:p>
          </table:table-cell>
          <table:table-cell office:value-type="float" office:value="317307" table:style-name="ce46">
            <text:p>317.307</text:p>
          </table:table-cell>
          <table:table-cell office:value-type="percentage" office:value="0.87621674909494573" table:style-name="ce47">
            <text:p>87,6%</text:p>
          </table:table-cell>
          <table:table-cell office:value-type="float" office:value="199821" table:style-name="ce46">
            <text:p>199.821</text:p>
          </table:table-cell>
          <table:table-cell office:value-type="percentage" office:value="0.76694058178496449" table:style-name="ce47">
            <text:p>76,7%</text:p>
          </table:table-cell>
          <table:table-cell office:value-type="float" office:value="161804" table:style-name="ce46">
            <text:p>161.804</text:p>
          </table:table-cell>
          <table:table-cell office:value-type="percentage" office:value="0.80286204809114092" table:style-name="ce47">
            <text:p>80,3%</text:p>
          </table:table-cell>
          <table:table-cell office:value-type="float" office:value="145756" table:style-name="ce46">
            <text:p>145.756</text:p>
          </table:table-cell>
          <table:table-cell office:value-type="percentage" office:value="0.86447694625339544" table:style-name="ce47">
            <text:p>86,4%</text:p>
          </table:table-cell>
          <table:table-cell office:value-type="float" office:value="1793695" table:style-name="ce46">
            <text:p>1.793.69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10611595192003" table:style-name="ce47">
            <text:p>90,4%</text:p>
          </table:table-cell>
          <table:table-cell office:value-type="percentage" office:value="0.80778733116445633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1" table:style-name="ce46">
            <text:p>2.371</text:p>
          </table:table-cell>
          <table:table-cell office:value-type="percentage" office:value="0.91017274472168908" table:style-name="ce47">
            <text:p>91,0%</text:p>
          </table:table-cell>
          <table:table-cell office:value-type="float" office:value="3845" table:style-name="ce46">
            <text:p>3.845</text:p>
          </table:table-cell>
          <table:table-cell office:value-type="percentage" office:value="0.89045854562297355" table:style-name="ce47">
            <text:p>89,0%</text:p>
          </table:table-cell>
          <table:table-cell office:value-type="float" office:value="7541" table:style-name="ce46">
            <text:p>7.541</text:p>
          </table:table-cell>
          <table:table-cell office:value-type="percentage" office:value="0.95978108692885322" table:style-name="ce47">
            <text:p>96,0%</text:p>
          </table:table-cell>
          <table:table-cell office:value-type="float" office:value="10487" table:style-name="ce46">
            <text:p>10.487</text:p>
          </table:table-cell>
          <table:table-cell office:value-type="percentage" office:value="0.90749394254067151" table:style-name="ce47">
            <text:p>90,7%</text:p>
          </table:table-cell>
          <table:table-cell office:value-type="float" office:value="10977" table:style-name="ce46">
            <text:p>10.977</text:p>
          </table:table-cell>
          <table:table-cell office:value-type="percentage" office:value="0.86829615567157092" table:style-name="ce47">
            <text:p>86,8%</text:p>
          </table:table-cell>
          <table:table-cell office:value-type="float" office:value="8949" table:style-name="ce46">
            <text:p>8.949</text:p>
          </table:table-cell>
          <table:table-cell office:value-type="percentage" office:value="0.75239616613418525" table:style-name="ce47">
            <text:p>75,2%</text:p>
          </table:table-cell>
          <table:table-cell office:value-type="float" office:value="8630" table:style-name="ce46">
            <text:p>8.630</text:p>
          </table:table-cell>
          <table:table-cell office:value-type="percentage" office:value="0.7869061730646485" table:style-name="ce47">
            <text:p>78,7%</text:p>
          </table:table-cell>
          <table:table-cell office:value-type="float" office:value="7941" table:style-name="ce46">
            <text:p>7.941</text:p>
          </table:table-cell>
          <table:table-cell office:value-type="percentage" office:value="0.87015121630506242" table:style-name="ce47">
            <text:p>87,0%</text:p>
          </table:table-cell>
          <table:table-cell office:value-type="float" office:value="60741" table:style-name="ce46">
            <text:p>60.74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592897907419152" table:style-name="ce47">
            <text:p>85,6%</text:p>
          </table:table-cell>
          <table:table-cell office:value-type="percentage" office:value="0.72137241395691309" table:style-name="ce47">
            <text:p>7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5" table:style-name="ce46">
            <text:p>2.035</text:p>
          </table:table-cell>
          <table:table-cell office:value-type="percentage" office:value="0.86632609621115364" table:style-name="ce47">
            <text:p>86,6%</text:p>
          </table:table-cell>
          <table:table-cell office:value-type="float" office:value="3342" table:style-name="ce46">
            <text:p>3.342</text:p>
          </table:table-cell>
          <table:table-cell office:value-type="percentage" office:value="0.891675560298826" table:style-name="ce47">
            <text:p>89,2%</text:p>
          </table:table-cell>
          <table:table-cell office:value-type="float" office:value="7285" table:style-name="ce46">
            <text:p>7.285</text:p>
          </table:table-cell>
          <table:table-cell office:value-type="percentage" office:value="0.9307525233167242" table:style-name="ce47">
            <text:p>93,1%</text:p>
          </table:table-cell>
          <table:table-cell office:value-type="float" office:value="9854" table:style-name="ce46">
            <text:p>9.854</text:p>
          </table:table-cell>
          <table:table-cell office:value-type="percentage" office:value="0.87211257633418882" table:style-name="ce47">
            <text:p>87,2%</text:p>
          </table:table-cell>
          <table:table-cell office:value-type="float" office:value="10276" table:style-name="ce46">
            <text:p>10.276</text:p>
          </table:table-cell>
          <table:table-cell office:value-type="percentage" office:value="0.85619063489418434" table:style-name="ce47">
            <text:p>85,6%</text:p>
          </table:table-cell>
          <table:table-cell office:value-type="float" office:value="8673" table:style-name="ce46">
            <text:p>8.673</text:p>
          </table:table-cell>
          <table:table-cell office:value-type="percentage" office:value="0.71482733042116542" table:style-name="ce47">
            <text:p>71,5%</text:p>
          </table:table-cell>
          <table:table-cell office:value-type="float" office:value="8502" table:style-name="ce46">
            <text:p>8.502</text:p>
          </table:table-cell>
          <table:table-cell office:value-type="percentage" office:value="0.70879533138807838" table:style-name="ce47">
            <text:p>70,9%</text:p>
          </table:table-cell>
          <table:table-cell office:value-type="float" office:value="7814" table:style-name="ce46">
            <text:p>7.814</text:p>
          </table:table-cell>
          <table:table-cell office:value-type="percentage" office:value="0.81616879047420099" table:style-name="ce47">
            <text:p>81,6%</text:p>
          </table:table-cell>
          <table:table-cell office:value-type="float" office:value="57781" table:style-name="ce46">
            <text:p>57.78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465450392657235" table:style-name="ce47">
            <text:p>81,5%</text:p>
          </table:table-cell>
          <table:table-cell office:value-type="percentage" office:value="0.66356975515641503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21" table:style-name="ce49">
            <text:p>721</text:p>
          </table:table-cell>
          <table:table-cell office:value-type="string" table:style-name="ce50">
            <text:p>-</text:p>
          </table:table-cell>
          <table:table-cell office:value-type="float" office:value="1401" table:style-name="ce49">
            <text:p>1.401</text:p>
          </table:table-cell>
          <table:table-cell office:value-type="string" table:style-name="ce50">
            <text:p>-</text:p>
          </table:table-cell>
          <table:table-cell office:value-type="float" office:value="1662" table:style-name="ce49">
            <text:p>1.662</text:p>
          </table:table-cell>
          <table:table-cell office:value-type="string" table:style-name="ce50">
            <text:p>-</text:p>
          </table:table-cell>
          <table:table-cell office:value-type="float" office:value="1383" table:style-name="ce49">
            <text:p>1.383</text:p>
          </table:table-cell>
          <table:table-cell office:value-type="string" table:style-name="ce50">
            <text:p>-</text:p>
          </table:table-cell>
          <table:table-cell office:value-type="float" office:value="166" table:style-name="ce49">
            <text:p>166</text:p>
          </table:table-cell>
          <table:table-cell office:value-type="string" table:style-name="ce50">
            <text:p>-</text:p>
          </table:table-cell>
          <table:table-cell office:value-type="float" office:value="5633" table:style-name="ce49">
            <text:p>5.63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9884" table:style-name="ce53">
            <text:p>2.909.884</text:p>
          </table:table-cell>
          <table:table-cell office:value-type="percentage" office:value="1" table:style-name="ce54">
            <text:p>100,0%</text:p>
          </table:table-cell>
          <table:table-cell office:value-type="float" office:value="3925587" table:style-name="ce53">
            <text:p>3.925.587</text:p>
          </table:table-cell>
          <table:table-cell office:value-type="percentage" office:value="0.99129858372821522" table:style-name="ce54">
            <text:p>99,1%</text:p>
          </table:table-cell>
          <table:table-cell office:value-type="float" office:value="5226155" table:style-name="ce53">
            <text:p>5.226.155</text:p>
          </table:table-cell>
          <table:table-cell office:value-type="percentage" office:value="0.97923341001831365" table:style-name="ce54">
            <text:p>97,9%</text:p>
          </table:table-cell>
          <table:table-cell office:value-type="float" office:value="6636858" table:style-name="ce53">
            <text:p>6.636.858</text:p>
          </table:table-cell>
          <table:table-cell office:value-type="percentage" office:value="0.94363276672449625" table:style-name="ce54">
            <text:p>94,4%</text:p>
          </table:table-cell>
          <table:table-cell office:value-type="float" office:value="6911242" table:style-name="ce53">
            <text:p>6.911.242</text:p>
          </table:table-cell>
          <table:table-cell office:value-type="percentage" office:value="0.87575675671908482" table:style-name="ce54">
            <text:p>87,6%</text:p>
          </table:table-cell>
          <table:table-cell office:value-type="float" office:value="4823664" table:style-name="ce53">
            <text:p>4.823.664</text:p>
          </table:table-cell>
          <table:table-cell office:value-type="percentage" office:value="0.77421380286315344" table:style-name="ce54">
            <text:p>77,4%</text:p>
          </table:table-cell>
          <table:table-cell office:value-type="float" office:value="3907513" table:style-name="ce53">
            <text:p>3.907.513</text:p>
          </table:table-cell>
          <table:table-cell office:value-type="percentage" office:value="0.79025227316852187" table:style-name="ce54">
            <text:p>79,0%</text:p>
          </table:table-cell>
          <table:table-cell office:value-type="float" office:value="3283129" table:style-name="ce53">
            <text:p>3.283.129</text:p>
          </table:table-cell>
          <table:table-cell office:value-type="percentage" office:value="0.84427721857717486" table:style-name="ce54">
            <text:p>84,4%</text:p>
          </table:table-cell>
          <table:table-cell office:value-type="float" office:value="37624032" table:style-name="ce53">
            <text:p>37.624.03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326178856337657" table:style-name="ce54">
            <text:p>89,3%</text:p>
          </table:table-cell>
          <table:table-cell office:value-type="percentage" office:value="0.79290625162339223" table:style-name="ce54">
            <text:p>79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1T16:15:36Z</dc:date>
  </office:meta>
</office:document-meta>
</file>